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36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24"/>
    <style:style style:name="ce2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" table:style-name="ta1">
        <table:shapes>
          <draw:frame draw:z-index="0" draw:style-name="gr1" draw:text-style-name="P1" svg:width="1210.17pt" svg:height="605.37pt" svg:x="315.16pt" svg:y="4.51pt">
            <loext:p draw:notify-on-update-of-ranges="output.A1:output.A660 output.B1:output.B6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2496156" calcext:value-type="float">
            <text:p>772496156</text:p>
          </table:table-cell>
          <table:table-cell table:formula="of:=AVERAGE([.B1:.B9])" office:value-type="float" office:value="770473374.444444" calcext:value-type="float">
            <text:p>770473374.4444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1166820" calcext:value-type="float">
            <text:p>771166820</text:p>
          </table:table-cell>
          <table:table-cell table:formula="of:=AVERAGE([.B10:.B19])" office:value-type="float" office:value="796309755.6" calcext:value-type="float">
            <text:p>796309755.6</text:p>
          </table:table-cell>
          <table:table-cell table:formula="of:=[.C2]/[.C1]-1" office:value-type="float" office:value="0.0335331265330032" calcext:value-type="float">
            <text:p>0.03353312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0408331" calcext:value-type="float">
            <text:p>770408331</text:p>
          </table:table-cell>
          <table:table-cell table:formula="of:=AVERAGE([.B24:.B28])" office:value-type="float" office:value="828673669" calcext:value-type="float">
            <text:p>828673669</text:p>
          </table:table-cell>
          <table:table-cell table:formula="of:=[.C3]/[.C2]-1" office:value-type="float" office:value="0.04064236708442" calcext:value-type="float">
            <text:p>0.04064236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0534922" calcext:value-type="float">
            <text:p>7705349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0342499" calcext:value-type="float">
            <text:p>77034249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1293418" calcext:value-type="float">
            <text:p>77129341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0166663" calcext:value-type="float">
            <text:p>77016666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5080759" calcext:value-type="float">
            <text:p>76508075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2770802" calcext:value-type="float">
            <text:p>77277080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5926300" calcext:value-type="float">
            <text:p>7959263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5864831" calcext:value-type="float">
            <text:p>79586483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5978876" calcext:value-type="float">
            <text:p>79597887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6805643" calcext:value-type="float">
            <text:p>79680564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5973687" calcext:value-type="float">
            <text:p>79597368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5394699" calcext:value-type="float">
            <text:p>79539469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6410999" calcext:value-type="float">
            <text:p>79641099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7981712" calcext:value-type="float">
            <text:p>79798171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6457071" calcext:value-type="float">
            <text:p>79645707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6303738" calcext:value-type="float">
            <text:p>79630373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0254485" calcext:value-type="float">
            <text:p>83025448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2614424" calcext:value-type="float">
            <text:p>83261442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1790743" calcext:value-type="float">
            <text:p>83179074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1820383" calcext:value-type="float">
            <text:p>83182038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8826087" calcext:value-type="float">
            <text:p>82882608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8832277" calcext:value-type="float">
            <text:p>82883227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8614306" calcext:value-type="float">
            <text:p>82861430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8608278" calcext:value-type="float">
            <text:p>82860827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8487397" calcext:value-type="float">
            <text:p>82848739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3254071" calcext:value-type="float">
            <text:p>79325407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3673448" calcext:value-type="float">
            <text:p>79367344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3945759" calcext:value-type="float">
            <text:p>79394575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2370450" calcext:value-type="float">
            <text:p>79237045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3427339" calcext:value-type="float">
            <text:p>77342733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2833417" calcext:value-type="float">
            <text:p>7728334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3021271" calcext:value-type="float">
            <text:p>77302127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1369940" calcext:value-type="float">
            <text:p>77136994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1372209" calcext:value-type="float">
            <text:p>77137220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0813281" calcext:value-type="float">
            <text:p>77081328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0511298" calcext:value-type="float">
            <text:p>77051129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9990839" calcext:value-type="float">
            <text:p>76999083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4914667" calcext:value-type="float">
            <text:p>764914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2806459" calcext:value-type="float">
            <text:p>77280645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6094018" calcext:value-type="float">
            <text:p>79609401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6780715" calcext:value-type="float">
            <text:p>7967807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6562041" calcext:value-type="float">
            <text:p>79656204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5994770" calcext:value-type="float">
            <text:p>79599477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5570225" calcext:value-type="float">
            <text:p>7955702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5990375" calcext:value-type="float">
            <text:p>79599037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7401364" calcext:value-type="float">
            <text:p>79740136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6905720" calcext:value-type="float">
            <text:p>79690572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6061550" calcext:value-type="float">
            <text:p>79606155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5910707" calcext:value-type="float">
            <text:p>79591070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1154390" calcext:value-type="float">
            <text:p>83115439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1316687" calcext:value-type="float">
            <text:p>83131668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1778217" calcext:value-type="float">
            <text:p>83177821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1854364" calcext:value-type="float">
            <text:p>83185436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9278898" calcext:value-type="float">
            <text:p>82927889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8888703" calcext:value-type="float">
            <text:p>82888870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8451715" calcext:value-type="float">
            <text:p>82845171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8502548" calcext:value-type="float">
            <text:p>82850254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8559122" calcext:value-type="float">
            <text:p>82855912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3908116" calcext:value-type="float">
            <text:p>79390811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4493680" calcext:value-type="float">
            <text:p>79449368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3809139" calcext:value-type="float">
            <text:p>79380913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2821364" calcext:value-type="float">
            <text:p>79282136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2386598" calcext:value-type="float">
            <text:p>77238659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1056784" calcext:value-type="float">
            <text:p>7710567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1468780" calcext:value-type="float">
            <text:p>77146878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0905856" calcext:value-type="float">
            <text:p>77090585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0965967" calcext:value-type="float">
            <text:p>7709659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0864011" calcext:value-type="float">
            <text:p>7708640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0589579" calcext:value-type="float">
            <text:p>7705895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9974851" calcext:value-type="float">
            <text:p>76997485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5976216" calcext:value-type="float">
            <text:p>7659762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2710476" calcext:value-type="float">
            <text:p>77271047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6676942" calcext:value-type="float">
            <text:p>79667694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5784331" calcext:value-type="float">
            <text:p>79578433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6199711" calcext:value-type="float">
            <text:p>7961997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6193230" calcext:value-type="float">
            <text:p>79619323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5783254" calcext:value-type="float">
            <text:p>79578325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5860054" calcext:value-type="float">
            <text:p>79586005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6135516" calcext:value-type="float">
            <text:p>7961355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7107369" calcext:value-type="float">
            <text:p>79710736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6545303" calcext:value-type="float">
            <text:p>79654530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6689035" calcext:value-type="float">
            <text:p>79668903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0727278" calcext:value-type="float">
            <text:p>83072727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1721763" calcext:value-type="float">
            <text:p>83172176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3518880" calcext:value-type="float">
            <text:p>83351888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1378002" calcext:value-type="float">
            <text:p>83137800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8957102" calcext:value-type="float">
            <text:p>82895710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8277508" calcext:value-type="float">
            <text:p>82827750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8799537" calcext:value-type="float">
            <text:p>82879953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8652838" calcext:value-type="float">
            <text:p>82865283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8527893" calcext:value-type="float">
            <text:p>82852789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3381225" calcext:value-type="float">
            <text:p>7933812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3737539" calcext:value-type="float">
            <text:p>79373753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3760176" calcext:value-type="float">
            <text:p>79376017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1960150" calcext:value-type="float">
            <text:p>79196015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2872528" calcext:value-type="float">
            <text:p>7728725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1914679" calcext:value-type="float">
            <text:p>7719146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0131045" calcext:value-type="float">
            <text:p>7701310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0309354" calcext:value-type="float">
            <text:p>77030935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1476794" calcext:value-type="float">
            <text:p>77147679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0731304" calcext:value-type="float">
            <text:p>7707313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0847049" calcext:value-type="float">
            <text:p>77084704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9918043" calcext:value-type="float">
            <text:p>76991804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4588943" calcext:value-type="float">
            <text:p>76458894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2027955" calcext:value-type="float">
            <text:p>77202795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5767355" calcext:value-type="float">
            <text:p>79576735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5956644" calcext:value-type="float">
            <text:p>79595664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6100966" calcext:value-type="float">
            <text:p>79610096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5601111" calcext:value-type="float">
            <text:p>79560111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5902201" calcext:value-type="float">
            <text:p>79590220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6256169" calcext:value-type="float">
            <text:p>79625616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7179997" calcext:value-type="float">
            <text:p>79717999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7281809" calcext:value-type="float">
            <text:p>79728180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5703398" calcext:value-type="float">
            <text:p>79570339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6139974" calcext:value-type="float">
            <text:p>79613997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0696694" calcext:value-type="float">
            <text:p>83069669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1565514" calcext:value-type="float">
            <text:p>83156551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1936523" calcext:value-type="float">
            <text:p>83193652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1671932" calcext:value-type="float">
            <text:p>83167193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8693305" calcext:value-type="float">
            <text:p>82869330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8606976" calcext:value-type="float">
            <text:p>82860697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8600035" calcext:value-type="float">
            <text:p>82860003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8774306" calcext:value-type="float">
            <text:p>82877430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8432653" calcext:value-type="float">
            <text:p>82843265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2846333" calcext:value-type="float">
            <text:p>79284633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3950215" calcext:value-type="float">
            <text:p>79395021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3574151" calcext:value-type="float">
            <text:p>79357415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3774714" calcext:value-type="float">
            <text:p>79377471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3289744" calcext:value-type="float">
            <text:p>7732897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3041664" calcext:value-type="float">
            <text:p>77304166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1827427" calcext:value-type="float">
            <text:p>77182742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0474705" calcext:value-type="float">
            <text:p>77047470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1488249" calcext:value-type="float">
            <text:p>77148824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1058272" calcext:value-type="float">
            <text:p>77105827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0867247" calcext:value-type="float">
            <text:p>77086724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9794759" calcext:value-type="float">
            <text:p>76979475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5182272" calcext:value-type="float">
            <text:p>76518227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2696025" calcext:value-type="float">
            <text:p>7726960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6390132" calcext:value-type="float">
            <text:p>79639013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6095309" calcext:value-type="float">
            <text:p>79609530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5031783" calcext:value-type="float">
            <text:p>79503178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6317753" calcext:value-type="float">
            <text:p>79631775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6017592" calcext:value-type="float">
            <text:p>79601759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5981751" calcext:value-type="float">
            <text:p>79598175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7208797" calcext:value-type="float">
            <text:p>79720879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6909158" calcext:value-type="float">
            <text:p>79690915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5994816" calcext:value-type="float">
            <text:p>79599481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6378559" calcext:value-type="float">
            <text:p>79637855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0530371" calcext:value-type="float">
            <text:p>83053037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2377258" calcext:value-type="float">
            <text:p>83237725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1696351" calcext:value-type="float">
            <text:p>83169635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2877809" calcext:value-type="float">
            <text:p>83287780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8683630" calcext:value-type="float">
            <text:p>82868363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8701844" calcext:value-type="float">
            <text:p>82870184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8531314" calcext:value-type="float">
            <text:p>82853131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8543029" calcext:value-type="float">
            <text:p>82854302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8438415" calcext:value-type="float">
            <text:p>82843841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3372094" calcext:value-type="float">
            <text:p>79337209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3536927" calcext:value-type="float">
            <text:p>79353692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3566853" calcext:value-type="float">
            <text:p>79356685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2140069" calcext:value-type="float">
            <text:p>79214006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1682022" calcext:value-type="float">
            <text:p>77168202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1247315" calcext:value-type="float">
            <text:p>7712473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0457219" calcext:value-type="float">
            <text:p>77045721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1499336" calcext:value-type="float">
            <text:p>77149933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9909899" calcext:value-type="float">
            <text:p>76990989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0240428" calcext:value-type="float">
            <text:p>7702404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1781753" calcext:value-type="float">
            <text:p>77178175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9903635" calcext:value-type="float">
            <text:p>7699036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5069967" calcext:value-type="float">
            <text:p>7650699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1945202" calcext:value-type="float">
            <text:p>77194520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5909066" calcext:value-type="float">
            <text:p>79590906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5950307" calcext:value-type="float">
            <text:p>79595030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6052414" calcext:value-type="float">
            <text:p>79605241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6859804" calcext:value-type="float">
            <text:p>79685980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5752188" calcext:value-type="float">
            <text:p>79575218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5716943" calcext:value-type="float">
            <text:p>79571694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7281848" calcext:value-type="float">
            <text:p>79728184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6924740" calcext:value-type="float">
            <text:p>79692474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6011226" calcext:value-type="float">
            <text:p>79601122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6621616" calcext:value-type="float">
            <text:p>79662161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0649583" calcext:value-type="float">
            <text:p>83064958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2011228" calcext:value-type="float">
            <text:p>83201122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2032940" calcext:value-type="float">
            <text:p>83203294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2315252" calcext:value-type="float">
            <text:p>83231525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9333986" calcext:value-type="float">
            <text:p>82933398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8651380" calcext:value-type="float">
            <text:p>82865138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8466020" calcext:value-type="float">
            <text:p>82846602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8623019" calcext:value-type="float">
            <text:p>82862301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8464917" calcext:value-type="float">
            <text:p>82846491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3474077" calcext:value-type="float">
            <text:p>79347407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3795209" calcext:value-type="float">
            <text:p>79379520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4145352" calcext:value-type="float">
            <text:p>79414535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2396814" calcext:value-type="float">
            <text:p>79239681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2384603" calcext:value-type="float">
            <text:p>77238460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2057405" calcext:value-type="float">
            <text:p>7720574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1094417" calcext:value-type="float">
            <text:p>77109441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0222053" calcext:value-type="float">
            <text:p>77022205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1401668" calcext:value-type="float">
            <text:p>77140166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0569695" calcext:value-type="float">
            <text:p>77056969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0717453" calcext:value-type="float">
            <text:p>77071745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0216180" calcext:value-type="float">
            <text:p>77021618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5807120" calcext:value-type="float">
            <text:p>76580712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2328423" calcext:value-type="float">
            <text:p>77232842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5960398" calcext:value-type="float">
            <text:p>79596039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5910428" calcext:value-type="float">
            <text:p>79591042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5864314" calcext:value-type="float">
            <text:p>79586431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6102508" calcext:value-type="float">
            <text:p>79610250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6039816" calcext:value-type="float">
            <text:p>79603981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5917682" calcext:value-type="float">
            <text:p>79591768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6906630" calcext:value-type="float">
            <text:p>79690663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7606525" calcext:value-type="float">
            <text:p>7976065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5660270" calcext:value-type="float">
            <text:p>79566027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6953980" calcext:value-type="float">
            <text:p>79695398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0318762" calcext:value-type="float">
            <text:p>83031876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2324166" calcext:value-type="float">
            <text:p>83232416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0818965" calcext:value-type="float">
            <text:p>83081896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1283536" calcext:value-type="float">
            <text:p>83128353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9261983" calcext:value-type="float">
            <text:p>82926198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8043602" calcext:value-type="float">
            <text:p>82804360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8269181" calcext:value-type="float">
            <text:p>82826918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8599828" calcext:value-type="float">
            <text:p>82859982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8117238" calcext:value-type="float">
            <text:p>82811723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3201702" calcext:value-type="float">
            <text:p>79320170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3457441" calcext:value-type="float">
            <text:p>79345744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3902741" calcext:value-type="float">
            <text:p>79390274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1934390" calcext:value-type="float">
            <text:p>79193439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2367017" calcext:value-type="float">
            <text:p>77236701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2248766" calcext:value-type="float">
            <text:p>77224876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1421773" calcext:value-type="float">
            <text:p>77142177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1001391" calcext:value-type="float">
            <text:p>77100139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1005328" calcext:value-type="float">
            <text:p>77100532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9837442" calcext:value-type="float">
            <text:p>76983744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1643727" calcext:value-type="float">
            <text:p>77164372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9939165" calcext:value-type="float">
            <text:p>76993916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6017148" calcext:value-type="float">
            <text:p>76601714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2644043" calcext:value-type="float">
            <text:p>77264404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6124338" calcext:value-type="float">
            <text:p>79612433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5520477" calcext:value-type="float">
            <text:p>79552047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5723610" calcext:value-type="float">
            <text:p>7957236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6740400" calcext:value-type="float">
            <text:p>7967404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6194991" calcext:value-type="float">
            <text:p>79619499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5694278" calcext:value-type="float">
            <text:p>79569427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7179016" calcext:value-type="float">
            <text:p>7971790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6272827" calcext:value-type="float">
            <text:p>79627282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5806531" calcext:value-type="float">
            <text:p>79580653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6366991" calcext:value-type="float">
            <text:p>79636699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0779879" calcext:value-type="float">
            <text:p>83077987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1071724" calcext:value-type="float">
            <text:p>83107172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1612124" calcext:value-type="float">
            <text:p>83161212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0681651" calcext:value-type="float">
            <text:p>83068165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8955498" calcext:value-type="float">
            <text:p>82895549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8293333" calcext:value-type="float">
            <text:p>82829333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8535123" calcext:value-type="float">
            <text:p>82853512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8500927" calcext:value-type="float">
            <text:p>82850092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8413729" calcext:value-type="float">
            <text:p>82841372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4480294" calcext:value-type="float">
            <text:p>79448029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4487986" calcext:value-type="float">
            <text:p>79448798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3244781" calcext:value-type="float">
            <text:p>79324478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2444533" calcext:value-type="float">
            <text:p>7924445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2167967" calcext:value-type="float">
            <text:p>77216796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1083086" calcext:value-type="float">
            <text:p>771083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1597300" calcext:value-type="float">
            <text:p>7715973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1079543" calcext:value-type="float">
            <text:p>7710795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0086656" calcext:value-type="float">
            <text:p>77008665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1116337" calcext:value-type="float">
            <text:p>77111633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1338588" calcext:value-type="float">
            <text:p>77133858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9965744" calcext:value-type="float">
            <text:p>76996574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5380278" calcext:value-type="float">
            <text:p>76538027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1703250" calcext:value-type="float">
            <text:p>77170325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6325724" calcext:value-type="float">
            <text:p>79632572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5907008" calcext:value-type="float">
            <text:p>79590700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5843781" calcext:value-type="float">
            <text:p>79584378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5842908" calcext:value-type="float">
            <text:p>79584290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6270501" calcext:value-type="float">
            <text:p>79627050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6507701" calcext:value-type="float">
            <text:p>79650770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7447563" calcext:value-type="float">
            <text:p>79744756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7413770" calcext:value-type="float">
            <text:p>79741377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6588765" calcext:value-type="float">
            <text:p>79658876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6678486" calcext:value-type="float">
            <text:p>79667848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0053465" calcext:value-type="float">
            <text:p>83005346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2390157" calcext:value-type="float">
            <text:p>83239015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2295204" calcext:value-type="float">
            <text:p>83229520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2210076" calcext:value-type="float">
            <text:p>83221007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8819813" calcext:value-type="float">
            <text:p>82881981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8441429" calcext:value-type="float">
            <text:p>82844142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8769913" calcext:value-type="float">
            <text:p>82876991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8544210" calcext:value-type="float">
            <text:p>82854421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8608990" calcext:value-type="float">
            <text:p>82860899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2911280" calcext:value-type="float">
            <text:p>79291128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4276441" calcext:value-type="float">
            <text:p>79427644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4302406" calcext:value-type="float">
            <text:p>79430240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2581790" calcext:value-type="float">
            <text:p>79258179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3214725" calcext:value-type="float">
            <text:p>77321472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2352540" calcext:value-type="float">
            <text:p>7723525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1105858" calcext:value-type="float">
            <text:p>77110585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0628682" calcext:value-type="float">
            <text:p>77062868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1095449" calcext:value-type="float">
            <text:p>77109544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2294229" calcext:value-type="float">
            <text:p>77229422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0737559" calcext:value-type="float">
            <text:p>77073755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0253383" calcext:value-type="float">
            <text:p>77025338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4630588" calcext:value-type="float">
            <text:p>76463058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1897505" calcext:value-type="float">
            <text:p>77189750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6136189" calcext:value-type="float">
            <text:p>79613618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5765577" calcext:value-type="float">
            <text:p>79576557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5913029" calcext:value-type="float">
            <text:p>79591302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6001037" calcext:value-type="float">
            <text:p>79600103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6101758" calcext:value-type="float">
            <text:p>79610175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6422538" calcext:value-type="float">
            <text:p>79642253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7808495" calcext:value-type="float">
            <text:p>79780849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8006086" calcext:value-type="float">
            <text:p>79800608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7611876" calcext:value-type="float">
            <text:p>79761187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9562077" calcext:value-type="float">
            <text:p>79956207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0271516" calcext:value-type="float">
            <text:p>83027151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4083626" calcext:value-type="float">
            <text:p>83408362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1697246" calcext:value-type="float">
            <text:p>83169724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2238393" calcext:value-type="float">
            <text:p>83223839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9676843" calcext:value-type="float">
            <text:p>82967684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37625254" calcext:value-type="float">
            <text:p>83762525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9332264" calcext:value-type="float">
            <text:p>82933226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8570768" calcext:value-type="float">
            <text:p>82857076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8362868" calcext:value-type="float">
            <text:p>82836286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3437612" calcext:value-type="float">
            <text:p>79343761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4736524" calcext:value-type="float">
            <text:p>79473652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4856510" calcext:value-type="float">
            <text:p>79485651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4095852" calcext:value-type="float">
            <text:p>7940958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3653721" calcext:value-type="float">
            <text:p>77365372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3564631" calcext:value-type="float">
            <text:p>7735646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0100092" calcext:value-type="float">
            <text:p>7701000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0337854" calcext:value-type="float">
            <text:p>77033785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1305465" calcext:value-type="float">
            <text:p>77130546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1313239" calcext:value-type="float">
            <text:p>77131323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0821283" calcext:value-type="float">
            <text:p>77082128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9755678" calcext:value-type="float">
            <text:p>76975567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6928294" calcext:value-type="float">
            <text:p>76692829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1838027" calcext:value-type="float">
            <text:p>77183802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6220636" calcext:value-type="float">
            <text:p>79622063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6454949" calcext:value-type="float">
            <text:p>79645494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6882886" calcext:value-type="float">
            <text:p>79688288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6539630" calcext:value-type="float">
            <text:p>79653963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5632215" calcext:value-type="float">
            <text:p>79563221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5882420" calcext:value-type="float">
            <text:p>79588242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6759586" calcext:value-type="float">
            <text:p>79675958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6972772" calcext:value-type="float">
            <text:p>79697277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5950354" calcext:value-type="float">
            <text:p>79595035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6466281" calcext:value-type="float">
            <text:p>79646628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0668352" calcext:value-type="float">
            <text:p>83066835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1770698" calcext:value-type="float">
            <text:p>83177069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0765006" calcext:value-type="float">
            <text:p>83076500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1953483" calcext:value-type="float">
            <text:p>83195348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8570654" calcext:value-type="float">
            <text:p>82857065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8477209" calcext:value-type="float">
            <text:p>82847720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8557564" calcext:value-type="float">
            <text:p>82855756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8754795" calcext:value-type="float">
            <text:p>82875479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8481507" calcext:value-type="float">
            <text:p>82848150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3459908" calcext:value-type="float">
            <text:p>79345990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3499449" calcext:value-type="float">
            <text:p>79349944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3394116" calcext:value-type="float">
            <text:p>79339411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2764318" calcext:value-type="float">
            <text:p>79276431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2616280" calcext:value-type="float">
            <text:p>77261628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1492774" calcext:value-type="float">
            <text:p>7714927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0625680" calcext:value-type="float">
            <text:p>77062568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0439735" calcext:value-type="float">
            <text:p>77043973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1512637" calcext:value-type="float">
            <text:p>77151263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1295067" calcext:value-type="float">
            <text:p>77129506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0909071" calcext:value-type="float">
            <text:p>77090907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9981254" calcext:value-type="float">
            <text:p>76998125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5886325" calcext:value-type="float">
            <text:p>7658863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2002736" calcext:value-type="float">
            <text:p>77200273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6234508" calcext:value-type="float">
            <text:p>79623450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6144150" calcext:value-type="float">
            <text:p>79614415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6122037" calcext:value-type="float">
            <text:p>79612203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6402956" calcext:value-type="float">
            <text:p>79640295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5616862" calcext:value-type="float">
            <text:p>79561686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5895831" calcext:value-type="float">
            <text:p>79589583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6853109" calcext:value-type="float">
            <text:p>79685310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6972976" calcext:value-type="float">
            <text:p>79697297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6340274" calcext:value-type="float">
            <text:p>79634027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6656001" calcext:value-type="float">
            <text:p>7966560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1349375" calcext:value-type="float">
            <text:p>83134937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1586299" calcext:value-type="float">
            <text:p>83158629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2656141" calcext:value-type="float">
            <text:p>83265614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1150667" calcext:value-type="float">
            <text:p>8311506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9853571" calcext:value-type="float">
            <text:p>82985357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8258156" calcext:value-type="float">
            <text:p>82825815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8679850" calcext:value-type="float">
            <text:p>82867985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8625576" calcext:value-type="float">
            <text:p>82862557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8584889" calcext:value-type="float">
            <text:p>82858488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3086597" calcext:value-type="float">
            <text:p>79308659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3561945" calcext:value-type="float">
            <text:p>79356194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3358718" calcext:value-type="float">
            <text:p>79335871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1746262" calcext:value-type="float">
            <text:p>79174626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2050528" calcext:value-type="float">
            <text:p>7720505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1892721" calcext:value-type="float">
            <text:p>7718927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0044466" calcext:value-type="float">
            <text:p>77004446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1155474" calcext:value-type="float">
            <text:p>77115547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9961608" calcext:value-type="float">
            <text:p>7699616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0684633" calcext:value-type="float">
            <text:p>77068463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0314820" calcext:value-type="float">
            <text:p>77031482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9920085" calcext:value-type="float">
            <text:p>76992008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5302780" calcext:value-type="float">
            <text:p>76530278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2357063" calcext:value-type="float">
            <text:p>77235706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5731848" calcext:value-type="float">
            <text:p>79573184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5648252" calcext:value-type="float">
            <text:p>79564825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5553050" calcext:value-type="float">
            <text:p>79555305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5810580" calcext:value-type="float">
            <text:p>79581058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5542847" calcext:value-type="float">
            <text:p>79554284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5533423" calcext:value-type="float">
            <text:p>79553342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8456624" calcext:value-type="float">
            <text:p>79845662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6992380" calcext:value-type="float">
            <text:p>79699238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7934499" calcext:value-type="float">
            <text:p>79793449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9183270" calcext:value-type="float">
            <text:p>79918327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1307473" calcext:value-type="float">
            <text:p>83130747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1543189" calcext:value-type="float">
            <text:p>83154318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1832092" calcext:value-type="float">
            <text:p>83183209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1346974" calcext:value-type="float">
            <text:p>83134697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9559596" calcext:value-type="float">
            <text:p>82955959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8732696" calcext:value-type="float">
            <text:p>82873269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9072484" calcext:value-type="float">
            <text:p>82907248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8434215" calcext:value-type="float">
            <text:p>82843421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9021656" calcext:value-type="float">
            <text:p>82902165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6439215" calcext:value-type="float">
            <text:p>79643921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5866389" calcext:value-type="float">
            <text:p>79586638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8653770" calcext:value-type="float">
            <text:p>79865377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4374850" calcext:value-type="float">
            <text:p>79437485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2965822" calcext:value-type="float">
            <text:p>77296582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3363317" calcext:value-type="float">
            <text:p>7733633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0566744" calcext:value-type="float">
            <text:p>77056674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8623522" calcext:value-type="float">
            <text:p>76862352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9567214" calcext:value-type="float">
            <text:p>7695672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0400347" calcext:value-type="float">
            <text:p>7704003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0390107" calcext:value-type="float">
            <text:p>77039010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9978362" calcext:value-type="float">
            <text:p>76997836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4387272" calcext:value-type="float">
            <text:p>76438727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2198558" calcext:value-type="float">
            <text:p>77219855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5947067" calcext:value-type="float">
            <text:p>79594706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5563047" calcext:value-type="float">
            <text:p>79556304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5969065" calcext:value-type="float">
            <text:p>79596906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6526092" calcext:value-type="float">
            <text:p>79652609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5399538" calcext:value-type="float">
            <text:p>79539953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5491156" calcext:value-type="float">
            <text:p>79549115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7192399" calcext:value-type="float">
            <text:p>79719239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6555301" calcext:value-type="float">
            <text:p>79655530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6184662" calcext:value-type="float">
            <text:p>79618466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6241426" calcext:value-type="float">
            <text:p>79624142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1594077" calcext:value-type="float">
            <text:p>83159407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1759943" calcext:value-type="float">
            <text:p>83175994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2304556" calcext:value-type="float">
            <text:p>83230455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1766554" calcext:value-type="float">
            <text:p>83176655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8620801" calcext:value-type="float">
            <text:p>8286208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8663841" calcext:value-type="float">
            <text:p>82866384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8591451" calcext:value-type="float">
            <text:p>82859145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8361271" calcext:value-type="float">
            <text:p>82836127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8401404" calcext:value-type="float">
            <text:p>82840140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3558587" calcext:value-type="float">
            <text:p>79355858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3481490" calcext:value-type="float">
            <text:p>79348149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3853773" calcext:value-type="float">
            <text:p>79385377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3208598" calcext:value-type="float">
            <text:p>79320859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3221757" calcext:value-type="float">
            <text:p>77322175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1409641" calcext:value-type="float">
            <text:p>7714096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9879135" calcext:value-type="float">
            <text:p>7698791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0982029" calcext:value-type="float">
            <text:p>7709820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1792756" calcext:value-type="float">
            <text:p>77179275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0669083" calcext:value-type="float">
            <text:p>77066908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1206004" calcext:value-type="float">
            <text:p>7712060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9767784" calcext:value-type="float">
            <text:p>76976778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6324210" calcext:value-type="float">
            <text:p>7663242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1184981" calcext:value-type="float">
            <text:p>77118498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6036321" calcext:value-type="float">
            <text:p>79603632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5493807" calcext:value-type="float">
            <text:p>79549380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5771794" calcext:value-type="float">
            <text:p>79577179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6173351" calcext:value-type="float">
            <text:p>79617335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5292863" calcext:value-type="float">
            <text:p>79529286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5683608" calcext:value-type="float">
            <text:p>79568360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7325511" calcext:value-type="float">
            <text:p>79732551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7196072" calcext:value-type="float">
            <text:p>79719607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6138308" calcext:value-type="float">
            <text:p>79613830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6336363" calcext:value-type="float">
            <text:p>79633636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1584989" calcext:value-type="float">
            <text:p>83158498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1083464" calcext:value-type="float">
            <text:p>83108346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1930513" calcext:value-type="float">
            <text:p>83193051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2055072" calcext:value-type="float">
            <text:p>83205507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8673092" calcext:value-type="float">
            <text:p>82867309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8170856" calcext:value-type="float">
            <text:p>82817085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8401682" calcext:value-type="float">
            <text:p>82840168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8317347" calcext:value-type="float">
            <text:p>82831734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8781543" calcext:value-type="float">
            <text:p>82878154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3670480" calcext:value-type="float">
            <text:p>79367048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3674382" calcext:value-type="float">
            <text:p>79367438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3694548" calcext:value-type="float">
            <text:p>79369454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2283684" calcext:value-type="float">
            <text:p>79228368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2838607" calcext:value-type="float">
            <text:p>77283860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1536356" calcext:value-type="float">
            <text:p>7715363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0589411" calcext:value-type="float">
            <text:p>7705894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1394278" calcext:value-type="float">
            <text:p>77139427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1356251" calcext:value-type="float">
            <text:p>77135625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0314576" calcext:value-type="float">
            <text:p>77031457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0826589" calcext:value-type="float">
            <text:p>77082658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9737517" calcext:value-type="float">
            <text:p>76973751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5794935" calcext:value-type="float">
            <text:p>76579493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1173637" calcext:value-type="float">
            <text:p>77117363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6114079" calcext:value-type="float">
            <text:p>79611407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5730068" calcext:value-type="float">
            <text:p>79573006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5705311" calcext:value-type="float">
            <text:p>7957053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6423529" calcext:value-type="float">
            <text:p>79642352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5834632" calcext:value-type="float">
            <text:p>79583463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5526684" calcext:value-type="float">
            <text:p>79552668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6718917" calcext:value-type="float">
            <text:p>79671891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8073994" calcext:value-type="float">
            <text:p>79807399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7229830" calcext:value-type="float">
            <text:p>79722983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6112867" calcext:value-type="float">
            <text:p>79611286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0267220" calcext:value-type="float">
            <text:p>83026722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1764919" calcext:value-type="float">
            <text:p>83176491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1910586" calcext:value-type="float">
            <text:p>83191058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2407338" calcext:value-type="float">
            <text:p>83240733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8477636" calcext:value-type="float">
            <text:p>82847763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9335083" calcext:value-type="float">
            <text:p>82933508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8460220" calcext:value-type="float">
            <text:p>82846022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8740256" calcext:value-type="float">
            <text:p>82874025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8599391" calcext:value-type="float">
            <text:p>82859939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3239435" calcext:value-type="float">
            <text:p>79323943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3389953" calcext:value-type="float">
            <text:p>79338995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4909277" calcext:value-type="float">
            <text:p>79490927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2486388" calcext:value-type="float">
            <text:p>79248638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2810653" calcext:value-type="float">
            <text:p>77281065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2350249" calcext:value-type="float">
            <text:p>77235024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1601830" calcext:value-type="float">
            <text:p>77160183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0878862" calcext:value-type="float">
            <text:p>77087886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0493535" calcext:value-type="float">
            <text:p>7704935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0324848" calcext:value-type="float">
            <text:p>77032484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1221459" calcext:value-type="float">
            <text:p>77122145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0196509" calcext:value-type="float">
            <text:p>77019650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7226155" calcext:value-type="float">
            <text:p>76722615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2511583" calcext:value-type="float">
            <text:p>77251158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6133782" calcext:value-type="float">
            <text:p>79613378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5296717" calcext:value-type="float">
            <text:p>79529671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6237603" calcext:value-type="float">
            <text:p>79623760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6030383" calcext:value-type="float">
            <text:p>79603038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6328595" calcext:value-type="float">
            <text:p>79632859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5181338" calcext:value-type="float">
            <text:p>79518133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6805404" calcext:value-type="float">
            <text:p>79680540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7275445" calcext:value-type="float">
            <text:p>79727544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6397097" calcext:value-type="float">
            <text:p>79639709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6340356" calcext:value-type="float">
            <text:p>79634035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0752983" calcext:value-type="float">
            <text:p>83075298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1933708" calcext:value-type="float">
            <text:p>83193370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1974873" calcext:value-type="float">
            <text:p>83197487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1186115" calcext:value-type="float">
            <text:p>83118611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8631154" calcext:value-type="float">
            <text:p>82863115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8525290" calcext:value-type="float">
            <text:p>82852529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8775661" calcext:value-type="float">
            <text:p>82877566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8496390" calcext:value-type="float">
            <text:p>82849639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8718380" calcext:value-type="float">
            <text:p>82871838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3102927" calcext:value-type="float">
            <text:p>79310292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3446550" calcext:value-type="float">
            <text:p>79344655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5278315" calcext:value-type="float">
            <text:p>79527831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4003787" calcext:value-type="float">
            <text:p>79400378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3002679" calcext:value-type="float">
            <text:p>77300267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2688582" calcext:value-type="float">
            <text:p>77268858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9011620" calcext:value-type="float">
            <text:p>7690116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9465732" calcext:value-type="float">
            <text:p>76946573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0357764" calcext:value-type="float">
            <text:p>7703577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9841937" calcext:value-type="float">
            <text:p>76984193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9461778" calcext:value-type="float">
            <text:p>76946177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9535890" calcext:value-type="float">
            <text:p>76953589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4718625" calcext:value-type="float">
            <text:p>7647186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1744467" calcext:value-type="float">
            <text:p>77174446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5423210" calcext:value-type="float">
            <text:p>79542321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5325316" calcext:value-type="float">
            <text:p>7953253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7364206" calcext:value-type="float">
            <text:p>79736420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6005364" calcext:value-type="float">
            <text:p>79600536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6266829" calcext:value-type="float">
            <text:p>79626682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5517018" calcext:value-type="float">
            <text:p>79551701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6643066" calcext:value-type="float">
            <text:p>79664306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6495677" calcext:value-type="float">
            <text:p>79649567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5280652" calcext:value-type="float">
            <text:p>79528065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5843463" calcext:value-type="float">
            <text:p>79584346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0559750" calcext:value-type="float">
            <text:p>83055975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1909885" calcext:value-type="float">
            <text:p>83190988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0725939" calcext:value-type="float">
            <text:p>83072593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2591445" calcext:value-type="float">
            <text:p>83259144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8957340" calcext:value-type="float">
            <text:p>82895734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8853041" calcext:value-type="float">
            <text:p>82885304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8796982" calcext:value-type="float">
            <text:p>82879698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8795113" calcext:value-type="float">
            <text:p>82879511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8730108" calcext:value-type="float">
            <text:p>82873010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3615881" calcext:value-type="float">
            <text:p>79361588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3674312" calcext:value-type="float">
            <text:p>79367431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4255887" calcext:value-type="float">
            <text:p>79425588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2052965" calcext:value-type="float">
            <text:p>79205296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1835671" calcext:value-type="float">
            <text:p>77183567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2313478" calcext:value-type="float">
            <text:p>77231347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0703176" calcext:value-type="float">
            <text:p>77070317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0231086" calcext:value-type="float">
            <text:p>77023108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0221161" calcext:value-type="float">
            <text:p>77022116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1333399" calcext:value-type="float">
            <text:p>77133339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1627966" calcext:value-type="float">
            <text:p>77162796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9821142" calcext:value-type="float">
            <text:p>76982114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6127686" calcext:value-type="float">
            <text:p>76612768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1728171" calcext:value-type="float">
            <text:p>77172817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6098444" calcext:value-type="float">
            <text:p>79609844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5582535" calcext:value-type="float">
            <text:p>79558253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5595853" calcext:value-type="float">
            <text:p>79559585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5633588" calcext:value-type="float">
            <text:p>79563358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5390634" calcext:value-type="float">
            <text:p>79539063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5049327" calcext:value-type="float">
            <text:p>79504932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6858355" calcext:value-type="float">
            <text:p>79685835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6961339" calcext:value-type="float">
            <text:p>79696133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6169445" calcext:value-type="float">
            <text:p>7961694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5890708" calcext:value-type="float">
            <text:p>79589070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0904650" calcext:value-type="float">
            <text:p>83090465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2768705" calcext:value-type="float">
            <text:p>83276870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1886350" calcext:value-type="float">
            <text:p>83188635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2005318" calcext:value-type="float">
            <text:p>83200531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8673951" calcext:value-type="float">
            <text:p>82867395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8977540" calcext:value-type="float">
            <text:p>82897754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8474925" calcext:value-type="float">
            <text:p>8284749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8156849" calcext:value-type="float">
            <text:p>82815684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8494395" calcext:value-type="float">
            <text:p>82849439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3404262" calcext:value-type="float">
            <text:p>79340426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3962414" calcext:value-type="float">
            <text:p>79396241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2928311" calcext:value-type="float">
            <text:p>7929283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2514166" calcext:value-type="float">
            <text:p>79251416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2104439" calcext:value-type="float">
            <text:p>77210443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1645033" calcext:value-type="float">
            <text:p>771645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1740017" calcext:value-type="float">
            <text:p>77174001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1333124" calcext:value-type="float">
            <text:p>7713331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1045724" calcext:value-type="float">
            <text:p>7710457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0429384" calcext:value-type="float">
            <text:p>77042938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1502999" calcext:value-type="float">
            <text:p>77150299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9650746" calcext:value-type="float">
            <text:p>76965074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5287897" calcext:value-type="float">
            <text:p>7652878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2570978" calcext:value-type="float">
            <text:p>77257097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5856758" calcext:value-type="float">
            <text:p>79585675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5784982" calcext:value-type="float">
            <text:p>79578498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6026144" calcext:value-type="float">
            <text:p>79602614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5625394" calcext:value-type="float">
            <text:p>79562539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5947841" calcext:value-type="float">
            <text:p>79594784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5661088" calcext:value-type="float">
            <text:p>79566108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7162228" calcext:value-type="float">
            <text:p>79716222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7075394" calcext:value-type="float">
            <text:p>79707539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6561517" calcext:value-type="float">
            <text:p>7965615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6483746" calcext:value-type="float">
            <text:p>79648374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0904974" calcext:value-type="float">
            <text:p>83090497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2918509" calcext:value-type="float">
            <text:p>83291850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2732998" calcext:value-type="float">
            <text:p>83273299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2147539" calcext:value-type="float">
            <text:p>83214753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9137104" calcext:value-type="float">
            <text:p>82913710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8137101" calcext:value-type="float">
            <text:p>8281371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8515478" calcext:value-type="float">
            <text:p>82851547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8534509" calcext:value-type="float">
            <text:p>82853450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8415153" calcext:value-type="float">
            <text:p>82841515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3742643" calcext:value-type="float">
            <text:p>79374264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2998394" calcext:value-type="float">
            <text:p>79299839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3231880" calcext:value-type="float">
            <text:p>79323188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2399442" calcext:value-type="float">
            <text:p>79239944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2463125" calcext:value-type="float">
            <text:p>772463125</text:p>
          </table:table-cell>
          <table:table-cell table:number-columns-repeated="2"/>
        </table:table-row>
      </table:table>
      <table:table table:name="Sheet2" table:style-name="ta1">
        <table:table-column table:style-name="co3" table:number-columns-repeated="8" table:default-cell-style-name="Default"/>
        <table:table-row table:style-name="ro1">
          <table:table-cell table:number-columns-repeated="2"/>
          <table:table-cell table:formula="of:=SUM([.C2:.C5])/SUM([.B2:.B5])" office:value-type="float" office:value="1.90499176336498" calcext:value-type="float">
            <text:p>1.9049917634</text:p>
          </table:table-cell>
          <table:table-cell table:number-columns-repeated="3"/>
          <table:table-cell table:formula="of:=SUM([.G2:.G5])/SUM([.F2:.F5])" office:value-type="float" office:value="1.93030761423756" calcext:value-type="float">
            <text:p>1.93030761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688745" calcext:value-type="float">
            <text:p>85688745</text:p>
          </table:table-cell>
          <table:table-cell table:formula="of:=[.B2]*[.A2]" office:value-type="float" office:value="85688745" calcext:value-type="float">
            <text:p>856887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219257" calcext:value-type="float">
            <text:p>75219257</text:p>
          </table:table-cell>
          <table:table-cell table:formula="of:=[.F2]*[.E2]" office:value-type="float" office:value="75219257" calcext:value-type="float">
            <text:p>752192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407642" calcext:value-type="float">
            <text:p>81407642</text:p>
          </table:table-cell>
          <table:table-cell table:formula="of:=[.B3]*[.A3]" office:value-type="float" office:value="162815284" calcext:value-type="float">
            <text:p>1628152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962676" calcext:value-type="float">
            <text:p>84962676</text:p>
          </table:table-cell>
          <table:table-cell table:formula="of:=[.F3]*[.E3]" office:value-type="float" office:value="169925352" calcext:value-type="float">
            <text:p>1699253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239988" calcext:value-type="float">
            <text:p>42239988</text:p>
          </table:table-cell>
          <table:table-cell table:formula="of:=[.B4]*[.A4]" office:value-type="float" office:value="126719964" calcext:value-type="float">
            <text:p>1267199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776234" calcext:value-type="float">
            <text:p>54776234</text:p>
          </table:table-cell>
          <table:table-cell table:formula="of:=[.F4]*[.E4]" office:value-type="float" office:value="164328702" calcext:value-type="float">
            <text:p>1643287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45816" calcext:value-type="float">
            <text:p>11245816</text:p>
          </table:table-cell>
          <table:table-cell table:formula="of:=[.B5]*[.A5]" office:value-type="float" office:value="44983264" calcext:value-type="float">
            <text:p>449832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39076" calcext:value-type="float">
            <text:p>2639076</text:p>
          </table:table-cell>
          <table:table-cell table:formula="of:=[.F5]*[.E5]" office:value-type="float" office:value="10556304" calcext:value-type="float">
            <text:p>10556304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exe_activity_1_ports_util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xe_activity_2_ports_util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xe_activity_3_ports_util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xe_activity_4_ports_util</text:p>
          </table:table-cell>
        </table:table-row>
      </table:table>
      <table:table table:name="Sheet3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formula="of:=SUM([.B3:.B7])" office:value-type="float" office:value="771726750" calcext:value-type="float">
            <text:p>771726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s:u</text:p>
          </table:table-cell>
          <table:table-cell office:value-type="float" office:value="771735565" calcext:value-type="float">
            <text:p>771735565</text:p>
          </table:table-cell>
          <table:table-cell office:value-type="float" office:value="795613914" calcext:value-type="float">
            <text:p>795613914</text:p>
          </table:table-cell>
          <table:table-cell office:value-type="float" office:value="831282015" calcext:value-type="float">
            <text:p>831282015</text:p>
          </table:table-cell>
          <table:table-cell/>
        </table:table-row>
        <table:table-row table:style-name="ro1">
          <table:table-cell office:value-type="string" calcext:value-type="string">
            <text:p>uops_executed_stall_cycles</text:p>
          </table:table-cell>
          <table:table-cell office:value-type="float" office:value="142681992" calcext:value-type="float">
            <text:p>142681992</text:p>
          </table:table-cell>
          <table:table-cell office:value-type="float" office:value="187427205" calcext:value-type="float">
            <text:p>187427205</text:p>
          </table:table-cell>
          <table:table-cell office:value-type="float" office:value="190980133" calcext:value-type="float">
            <text:p>190980133</text:p>
          </table:table-cell>
          <table:table-cell/>
        </table:table-row>
        <table:table-row table:style-name="ro1">
          <table:table-cell office:value-type="string" calcext:value-type="string">
            <text:p>exe_activity_1_ports_util</text:p>
          </table:table-cell>
          <table:table-cell office:value-type="float" office:value="237842924" calcext:value-type="float">
            <text:p>237842924</text:p>
          </table:table-cell>
          <table:table-cell office:value-type="float" office:value="172338385" calcext:value-type="float">
            <text:p>172338385</text:p>
          </table:table-cell>
          <table:table-cell office:value-type="float" office:value="220858421" calcext:value-type="float">
            <text:p>220858421</text:p>
          </table:table-cell>
          <table:table-cell/>
        </table:table-row>
        <table:table-row table:style-name="ro1">
          <table:table-cell office:value-type="string" calcext:value-type="string">
            <text:p>exe_activity_2_ports_util</text:p>
          </table:table-cell>
          <table:table-cell office:value-type="float" office:value="224053814" calcext:value-type="float">
            <text:p>224053814</text:p>
          </table:table-cell>
          <table:table-cell office:value-type="float" office:value="249922200" calcext:value-type="float">
            <text:p>249922200</text:p>
          </table:table-cell>
          <table:table-cell office:value-type="float" office:value="236900583" calcext:value-type="float">
            <text:p>236900583</text:p>
          </table:table-cell>
          <table:table-cell/>
        </table:table-row>
        <table:table-row table:style-name="ro1">
          <table:table-cell office:value-type="string" calcext:value-type="string">
            <text:p>exe_activity_3_ports_util</text:p>
          </table:table-cell>
          <table:table-cell office:value-type="float" office:value="89497527" calcext:value-type="float">
            <text:p>89497527</text:p>
          </table:table-cell>
          <table:table-cell office:value-type="float" office:value="150766055" calcext:value-type="float">
            <text:p>150766055</text:p>
          </table:table-cell>
          <table:table-cell office:value-type="float" office:value="159756497" calcext:value-type="float">
            <text:p>159756497</text:p>
          </table:table-cell>
          <table:table-cell/>
        </table:table-row>
        <table:table-row table:style-name="ro1">
          <table:table-cell office:value-type="string" calcext:value-type="string">
            <text:p>exe_activity_4_ports_util</text:p>
          </table:table-cell>
          <table:table-cell office:value-type="float" office:value="77650493" calcext:value-type="float">
            <text:p>77650493</text:p>
          </table:table-cell>
          <table:table-cell office:value-type="float" office:value="35148935" calcext:value-type="float">
            <text:p>35148935</text:p>
          </table:table-cell>
          <table:table-cell office:value-type="float" office:value="22777712" calcext:value-type="float">
            <text:p>22777712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/>
        </table:table-row>
        <table:table-row table:style-name="ro1">
          <table:table-cell table:formula="of:=[.A2]" office:value-type="string" office:string-value="cycles:u" calcext:value-type="string">
            <text:p>cycles:u</text:p>
          </table:table-cell>
          <table:table-cell table:style-name="ce1" table:formula="of:=[.B2]" office:value-type="float" office:value="771735565" calcext:value-type="float">
            <text:p>7.7e8</text:p>
          </table:table-cell>
          <table:table-cell table:style-name="ce1" table:formula="of:=[.C2]" office:value-type="float" office:value="795613914" calcext:value-type="float">
            <text:p>8.0e8</text:p>
          </table:table-cell>
          <table:table-cell table:style-name="ce1" table:formula="of:=[.D2]" office:value-type="float" office:value="831282015" calcext:value-type="float">
            <text:p>8.3e8</text:p>
          </table:table-cell>
          <table:table-cell/>
        </table:table-row>
        <table:table-row table:style-name="ro1">
          <table:table-cell table:formula="of:=[.A3]" office:value-type="string" office:string-value="uops_executed_stall_cycles" calcext:value-type="string">
            <text:p>uops_executed_stall_cycles</text:p>
          </table:table-cell>
          <table:table-cell table:style-name="ce2" table:formula="of:=[.B3]/[.B$11]" office:value-type="percentage" office:value="0.184884562110339" calcext:value-type="percentage">
            <text:p>18%</text:p>
          </table:table-cell>
          <table:table-cell table:style-name="ce2" table:formula="of:=[.C3]/[.C$11]" office:value-type="percentage" office:value="0.235575574662461" calcext:value-type="percentage">
            <text:p>24%</text:p>
          </table:table-cell>
          <table:table-cell table:style-name="ce2" table:formula="of:=[.D3]/[.D$11]" office:value-type="percentage" office:value="0.229741687602853" calcext:value-type="percentage">
            <text:p>23%</text:p>
          </table:table-cell>
          <table:table-cell/>
        </table:table-row>
        <table:table-row table:style-name="ro1">
          <table:table-cell table:formula="of:=[.A4]" office:value-type="string" office:string-value="exe_activity_1_ports_util" calcext:value-type="string">
            <text:p>exe_activity_1_ports_util</text:p>
          </table:table-cell>
          <table:table-cell table:style-name="ce2" table:formula="of:=[.B4]/[.B$11]" office:value-type="percentage" office:value="0.308192254946809" calcext:value-type="percentage">
            <text:p>31%</text:p>
          </table:table-cell>
          <table:table-cell table:style-name="ce2" table:formula="of:=[.C4]/[.C$11]" office:value-type="percentage" office:value="0.216610571996608" calcext:value-type="percentage">
            <text:p>22%</text:p>
          </table:table-cell>
          <table:table-cell table:style-name="ce2" table:formula="of:=[.D4]/[.D$11]" office:value-type="percentage" office:value="0.26568410841897" calcext:value-type="percentage">
            <text:p>27%</text:p>
          </table:table-cell>
          <table:table-cell/>
        </table:table-row>
        <table:table-row table:style-name="ro1">
          <table:table-cell table:formula="of:=[.A5]" office:value-type="string" office:string-value="exe_activity_2_ports_util" calcext:value-type="string">
            <text:p>exe_activity_2_ports_util</text:p>
          </table:table-cell>
          <table:table-cell table:style-name="ce2" table:formula="of:=[.B5]/[.B$11]" office:value-type="percentage" office:value="0.290324593243283" calcext:value-type="percentage">
            <text:p>29%</text:p>
          </table:table-cell>
          <table:table-cell table:style-name="ce2" table:formula="of:=[.C5]/[.C$11]" office:value-type="percentage" office:value="0.31412497393805" calcext:value-type="percentage">
            <text:p>31%</text:p>
          </table:table-cell>
          <table:table-cell table:style-name="ce2" table:formula="of:=[.D5]/[.D$11]" office:value-type="percentage" office:value="0.28498220667026" calcext:value-type="percentage">
            <text:p>28%</text:p>
          </table:table-cell>
          <table:table-cell/>
        </table:table-row>
        <table:table-row table:style-name="ro1">
          <table:table-cell table:formula="of:=[.A6]" office:value-type="string" office:string-value="exe_activity_3_ports_util" calcext:value-type="string">
            <text:p>exe_activity_3_ports_util</text:p>
          </table:table-cell>
          <table:table-cell table:style-name="ce2" table:formula="of:=[.B6]/[.B$11]" office:value-type="percentage" office:value="0.115969162312741" calcext:value-type="percentage">
            <text:p>12%</text:p>
          </table:table-cell>
          <table:table-cell table:style-name="ce2" table:formula="of:=[.C6]/[.C$11]" office:value-type="percentage" office:value="0.189496503702423" calcext:value-type="percentage">
            <text:p>19%</text:p>
          </table:table-cell>
          <table:table-cell table:style-name="ce2" table:formula="of:=[.D6]/[.D$11]" office:value-type="percentage" office:value="0.192180865358912" calcext:value-type="percentage">
            <text:p>19%</text:p>
          </table:table-cell>
          <table:table-cell/>
        </table:table-row>
        <table:table-row table:style-name="ro1">
          <table:table-cell table:formula="of:=[.A7]" office:value-type="string" office:string-value="exe_activity_4_ports_util" calcext:value-type="string">
            <text:p>exe_activity_4_ports_util</text:p>
          </table:table-cell>
          <table:table-cell table:style-name="ce2" table:formula="of:=[.B7]/[.B$11]" office:value-type="percentage" office:value="0.100618005080536" calcext:value-type="percentage">
            <text:p>10%</text:p>
          </table:table-cell>
          <table:table-cell table:style-name="ce2" table:formula="of:=[.C7]/[.C$11]" office:value-type="percentage" office:value="0.0441783814756161" calcext:value-type="percentage">
            <text:p>4%</text:p>
          </table:table-cell>
          <table:table-cell table:style-name="ce2" table:formula="of:=[.D7]/[.D$11]" office:value-type="percentage" office:value="0.0274007034784699" calcext:value-type="percentage">
            <text:p>3%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formula="of:=SUM([.B21:.B23])" office:value-type="float" office:value="3902727003" calcext:value-type="float">
            <text:p>3902727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01054534" calcext:value-type="float">
            <text:p>3901054534</text:p>
          </table:table-cell>
          <table:table-cell office:value-type="string" calcext:value-type="string">
            <text:p>uops_retired_retire_slo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9949328" calcext:value-type="float">
            <text:p>699949328</text:p>
          </table:table-cell>
          <table:table-cell office:value-type="string" calcext:value-type="string">
            <text:p>idq_dsb_uop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2777675" calcext:value-type="float">
            <text:p>3202777675</text:p>
          </table:table-cell>
          <table:table-cell office:value-type="string" calcext:value-type="string">
            <text:p>idq_ms_uops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float" office:value="94868420" calcext:value-type="float">
            <text:p>94868420</text:p>
          </table:table-cell>
          <table:table-cell office:value-type="string" calcext:value-type="string">
            <text:p>branches:u</text:p>
          </table:table-cell>
          <table:table-cell office:value-type="float" office:value="249837590" calcext:value-type="float">
            <text:p>2498375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B28]/[.B27]*3" office:value-type="float" office:value="25.2790160729988" calcext:value-type="float">
            <text:p>25.279016073</text:p>
          </table:table-cell>
          <table:table-cell office:value-type="float" office:value="799393438" calcext:value-type="float">
            <text:p>799393438</text:p>
          </table:table-cell>
          <table:table-cell office:value-type="string" calcext:value-type="string">
            <text:p>cycles:u</text:p>
          </table:table-cell>
          <table:table-cell office:value-type="float" office:value="249837590" calcext:value-type="float">
            <text:p>2498375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94868401" calcext:value-type="float">
            <text:p>94868401</text:p>
          </table:table-cell>
          <table:table-cell office:value-type="string" calcext:value-type="string">
            <text:p>branches:u</text:p>
          </table:table-cell>
          <table:table-cell office:value-type="float" office:value="259050118" calcext:value-type="float">
            <text:p>2590501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B30]/[.B29]*3" office:value-type="float" office:value="26.2369096112414" calcext:value-type="float">
            <text:p>26.2369096112</text:p>
          </table:table-cell>
          <table:table-cell office:value-type="float" office:value="829684554" calcext:value-type="float">
            <text:p>829684554</text:p>
          </table:table-cell>
          <table:table-cell office:value-type="string" calcext:value-type="string">
            <text:p>cycles:u</text:p>
          </table:table-cell>
          <table:table-cell office:value-type="float" office:value="259050118" calcext:value-type="float">
            <text:p>2590501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30]-[.A28]" office:value-type="float" office:value="0.957893538242576" calcext:value-type="float">
            <text:p>0.957893538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3">
      <number:scientific-number number:decimal-places="2" loext:min-decimal-places="2" number:min-integer-digits="1" number:min-exponent-digits="1" loext:exponent-interval="1" loext:forced-exponent-sign="false"/>
    </number:number-style>
    <number:number-style style:name="N124">
      <number:scientific-number number:decimal-places="1" loext:min-decimal-places="1" number:min-integer-digits="1" number:min-exponent-digits="1" loext:exponent-interval="1" loext:forced-exponent-sign="fals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1T18:34:05.164995690</dc:date>
    <meta:editing-duration>PT30M29S</meta:editing-duration>
    <meta:editing-cycles>1</meta:editing-cycles>
    <meta:document-statistic meta:table-count="3" meta:cell-count="1433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2.693cm" svg:height="21.357cm" xlink:href=".." xlink:type="simple" chart:class="chart:scatter" chart:style-name="ch1">
        <chart:title svg:x="19.411cm" svg:y="0.563cm" chart:style-name="ch2">
          <text:p>Cycles for div loop</text:p>
        </chart:title>
        <chart:legend chart:legend-position="end" svg:x="40.43cm" svg:y="10.379cm" style:legend-expansion="high" chart:style-name="ch3"/>
        <chart:plot-area chart:style-name="ch4" table:cell-range-address="output.A1:output.B660" svg:x="1.864cm" svg:y="1.769cm" svg:width="37.713cm" svg:height="18.18cm">
          <chartooo:coordinate-region svg:x="3.782cm" svg:y="1.968cm" svg:width="35.609cm" svg:height="17.334cm"/>
          <chart:axis chart:dimension="x" chart:name="primary-x" chart:style-name="ch5">
            <chart:title svg:x="17.924cm" svg:y="20.376cm" chart:style-name="ch6">
              <text:p>Offset from 32B alignment (top of loop)</text:p>
            </chart:title>
            <chart:grid chart:style-name="ch7" chart:class="major"/>
          </chart:axis>
          <chart:axis chart:dimension="y" chart:name="primary-y" chart:style-name="ch8">
            <chart:title svg:x="0.451cm" svg:y="12.57cm" chart:style-name="ch9">
              <text:p>Execution time (cycles)</text:p>
            </chart:title>
            <chart:grid chart:style-name="ch7" chart:class="major"/>
          </chart:axis>
          <chart:series chart:style-name="ch10" chart:values-cell-range-address="output.B1:output.B660" chart:class="chart:scatter">
            <chart:domain table:cell-range-address="output.A1:output.A660"/>
            <chart:data-point chart:repeated="6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put.A1:output.A660</svg:desc>
                </draw:g>
              </table:table-cell>
              <table:table-cell office:value-type="float" office:value="772496156">
                <text:p>772496156</text:p>
                <draw:g>
                  <svg:desc>output.B1:output.B6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71166820">
                <text:p>7711668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70408331">
                <text:p>770408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70534922">
                <text:p>770534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70342499">
                <text:p>770342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71293418">
                <text:p>771293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70166663">
                <text:p>770166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65080759">
                <text:p>765080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72770802">
                <text:p>772770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95926300">
                <text:p>7959263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95864831">
                <text:p>7958648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95978876">
                <text:p>795978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96805643">
                <text:p>796805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95973687">
                <text:p>7959736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5394699">
                <text:p>795394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96410999">
                <text:p>796410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97981712">
                <text:p>7979817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96457071">
                <text:p>796457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96303738">
                <text:p>7963037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30254485">
                <text:p>830254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32614424">
                <text:p>832614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31790743">
                <text:p>831790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31820383">
                <text:p>8318203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28826087">
                <text:p>8288260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828832277">
                <text:p>8288322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28614306">
                <text:p>828614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28608278">
                <text:p>828608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28487397">
                <text:p>828487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93254071">
                <text:p>7932540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93673448">
                <text:p>7936734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93945759">
                <text:p>7939457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92370450">
                <text:p>7923704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773427339">
                <text:p>7734273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772833417">
                <text:p>772833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773021271">
                <text:p>7730212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771369940">
                <text:p>7713699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771372209">
                <text:p>7713722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770813281">
                <text:p>770813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770511298">
                <text:p>7705112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769990839">
                <text:p>7699908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764914667">
                <text:p>764914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772806459">
                <text:p>7728064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">
                <text:p>9</text:p>
              </table:table-cell>
              <table:table-cell office:value-type="float" office:value="796094018">
                <text:p>7960940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796780715">
                <text:p>7967807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796562041">
                <text:p>7965620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795994770">
                <text:p>7959947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795570225">
                <text:p>7955702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">
                <text:p>14</text:p>
              </table:table-cell>
              <table:table-cell office:value-type="float" office:value="795990375">
                <text:p>795990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">
                <text:p>15</text:p>
              </table:table-cell>
              <table:table-cell office:value-type="float" office:value="797401364">
                <text:p>7974013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796905720">
                <text:p>7969057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796061550">
                <text:p>7960615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795910707">
                <text:p>7959107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">
                <text:p>19</text:p>
              </table:table-cell>
              <table:table-cell office:value-type="float" office:value="831154390">
                <text:p>8311543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831316687">
                <text:p>8313166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">
                <text:p>21</text:p>
              </table:table-cell>
              <table:table-cell office:value-type="float" office:value="831778217">
                <text:p>8317782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">
                <text:p>22</text:p>
              </table:table-cell>
              <table:table-cell office:value-type="float" office:value="831854364">
                <text:p>8318543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">
                <text:p>23</text:p>
              </table:table-cell>
              <table:table-cell office:value-type="float" office:value="829278898">
                <text:p>8292788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828888703">
                <text:p>8288887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">
                <text:p>25</text:p>
              </table:table-cell>
              <table:table-cell office:value-type="float" office:value="828451715">
                <text:p>8284517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828502548">
                <text:p>8285025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">
                <text:p>27</text:p>
              </table:table-cell>
              <table:table-cell office:value-type="float" office:value="828559122">
                <text:p>8285591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">
                <text:p>28</text:p>
              </table:table-cell>
              <table:table-cell office:value-type="float" office:value="793908116">
                <text:p>7939081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">
                <text:p>29</text:p>
              </table:table-cell>
              <table:table-cell office:value-type="float" office:value="794493680">
                <text:p>7944936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">
                <text:p>30</text:p>
              </table:table-cell>
              <table:table-cell office:value-type="float" office:value="793809139">
                <text:p>793809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">
                <text:p>31</text:p>
              </table:table-cell>
              <table:table-cell office:value-type="float" office:value="792821364">
                <text:p>7928213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">
                <text:p>32</text:p>
              </table:table-cell>
              <table:table-cell office:value-type="float" office:value="772386598">
                <text:p>7723865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771056784">
                <text:p>7710567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771468780">
                <text:p>7714687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770905856">
                <text:p>7709058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770965967">
                <text:p>7709659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770864011">
                <text:p>7708640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770589579">
                <text:p>7705895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  <table:table-cell office:value-type="float" office:value="769974851">
                <text:p>7699748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765976216">
                <text:p>7659762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772710476">
                <text:p>7727104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796676942">
                <text:p>7966769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795784331">
                <text:p>7957843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">
                <text:p>11</text:p>
              </table:table-cell>
              <table:table-cell office:value-type="float" office:value="796199711">
                <text:p>7961997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">
                <text:p>12</text:p>
              </table:table-cell>
              <table:table-cell office:value-type="float" office:value="796193230">
                <text:p>7961932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">
                <text:p>13</text:p>
              </table:table-cell>
              <table:table-cell office:value-type="float" office:value="795783254">
                <text:p>7957832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">
                <text:p>14</text:p>
              </table:table-cell>
              <table:table-cell office:value-type="float" office:value="795860054">
                <text:p>7958600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">
                <text:p>15</text:p>
              </table:table-cell>
              <table:table-cell office:value-type="float" office:value="796135516">
                <text:p>7961355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">
                <text:p>16</text:p>
              </table:table-cell>
              <table:table-cell office:value-type="float" office:value="797107369">
                <text:p>7971073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">
                <text:p>17</text:p>
              </table:table-cell>
              <table:table-cell office:value-type="float" office:value="796545303">
                <text:p>7965453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">
                <text:p>18</text:p>
              </table:table-cell>
              <table:table-cell office:value-type="float" office:value="796689035">
                <text:p>7966890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">
                <text:p>19</text:p>
              </table:table-cell>
              <table:table-cell office:value-type="float" office:value="830727278">
                <text:p>8307272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831721763">
                <text:p>8317217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">
                <text:p>21</text:p>
              </table:table-cell>
              <table:table-cell office:value-type="float" office:value="833518880">
                <text:p>8335188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831378002">
                <text:p>831378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">
                <text:p>23</text:p>
              </table:table-cell>
              <table:table-cell office:value-type="float" office:value="828957102">
                <text:p>8289571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">
                <text:p>24</text:p>
              </table:table-cell>
              <table:table-cell office:value-type="float" office:value="828277508">
                <text:p>8282775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">
                <text:p>25</text:p>
              </table:table-cell>
              <table:table-cell office:value-type="float" office:value="828799537">
                <text:p>8287995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">
                <text:p>26</text:p>
              </table:table-cell>
              <table:table-cell office:value-type="float" office:value="828652838">
                <text:p>8286528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">
                <text:p>27</text:p>
              </table:table-cell>
              <table:table-cell office:value-type="float" office:value="828527893">
                <text:p>8285278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">
                <text:p>28</text:p>
              </table:table-cell>
              <table:table-cell office:value-type="float" office:value="793381225">
                <text:p>7933812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">
                <text:p>29</text:p>
              </table:table-cell>
              <table:table-cell office:value-type="float" office:value="793737539">
                <text:p>7937375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">
                <text:p>30</text:p>
              </table:table-cell>
              <table:table-cell office:value-type="float" office:value="793760176">
                <text:p>7937601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">
                <text:p>31</text:p>
              </table:table-cell>
              <table:table-cell office:value-type="float" office:value="791960150">
                <text:p>7919601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">
                <text:p>32</text:p>
              </table:table-cell>
              <table:table-cell office:value-type="float" office:value="772872528">
                <text:p>7728725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771914679">
                <text:p>7719146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770131045">
                <text:p>7701310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770309354">
                <text:p>7703093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">
                <text:p>3</text:p>
              </table:table-cell>
              <table:table-cell office:value-type="float" office:value="771476794">
                <text:p>7714767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770731304">
                <text:p>7707313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">
                <text:p>5</text:p>
              </table:table-cell>
              <table:table-cell office:value-type="float" office:value="770847049">
                <text:p>7708470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">
                <text:p>6</text:p>
              </table:table-cell>
              <table:table-cell office:value-type="float" office:value="769918043">
                <text:p>7699180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">
                <text:p>7</text:p>
              </table:table-cell>
              <table:table-cell office:value-type="float" office:value="764588943">
                <text:p>7645889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">
                <text:p>8</text:p>
              </table:table-cell>
              <table:table-cell office:value-type="float" office:value="772027955">
                <text:p>7720279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">
                <text:p>9</text:p>
              </table:table-cell>
              <table:table-cell office:value-type="float" office:value="795767355">
                <text:p>795767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795956644">
                <text:p>7959566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796100966">
                <text:p>7961009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795601111">
                <text:p>7956011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">
                <text:p>13</text:p>
              </table:table-cell>
              <table:table-cell office:value-type="float" office:value="795902201">
                <text:p>7959022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">
                <text:p>14</text:p>
              </table:table-cell>
              <table:table-cell office:value-type="float" office:value="796256169">
                <text:p>7962561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">
                <text:p>15</text:p>
              </table:table-cell>
              <table:table-cell office:value-type="float" office:value="797179997">
                <text:p>7971799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">
                <text:p>16</text:p>
              </table:table-cell>
              <table:table-cell office:value-type="float" office:value="797281809">
                <text:p>7972818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">
                <text:p>17</text:p>
              </table:table-cell>
              <table:table-cell office:value-type="float" office:value="795703398">
                <text:p>7957033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">
                <text:p>18</text:p>
              </table:table-cell>
              <table:table-cell office:value-type="float" office:value="796139974">
                <text:p>7961399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">
                <text:p>19</text:p>
              </table:table-cell>
              <table:table-cell office:value-type="float" office:value="830696694">
                <text:p>8306966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831565514">
                <text:p>8315655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">
                <text:p>21</text:p>
              </table:table-cell>
              <table:table-cell office:value-type="float" office:value="831936523">
                <text:p>8319365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">
                <text:p>22</text:p>
              </table:table-cell>
              <table:table-cell office:value-type="float" office:value="831671932">
                <text:p>8316719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">
                <text:p>23</text:p>
              </table:table-cell>
              <table:table-cell office:value-type="float" office:value="828693305">
                <text:p>8286933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">
                <text:p>24</text:p>
              </table:table-cell>
              <table:table-cell office:value-type="float" office:value="828606976">
                <text:p>8286069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828600035">
                <text:p>8286000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">
                <text:p>26</text:p>
              </table:table-cell>
              <table:table-cell office:value-type="float" office:value="828774306">
                <text:p>8287743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828432653">
                <text:p>8284326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">
                <text:p>28</text:p>
              </table:table-cell>
              <table:table-cell office:value-type="float" office:value="792846333">
                <text:p>792846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">
                <text:p>29</text:p>
              </table:table-cell>
              <table:table-cell office:value-type="float" office:value="793950215">
                <text:p>7939502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793574151">
                <text:p>7935741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">
                <text:p>31</text:p>
              </table:table-cell>
              <table:table-cell office:value-type="float" office:value="793774714">
                <text:p>7937747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">
                <text:p>32</text:p>
              </table:table-cell>
              <table:table-cell office:value-type="float" office:value="773289744">
                <text:p>7732897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773041664">
                <text:p>7730416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771827427">
                <text:p>7718274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  <table:table-cell office:value-type="float" office:value="770474705">
                <text:p>7704747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">
                <text:p>3</text:p>
              </table:table-cell>
              <table:table-cell office:value-type="float" office:value="771488249">
                <text:p>7714882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771058272">
                <text:p>7710582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">
                <text:p>5</text:p>
              </table:table-cell>
              <table:table-cell office:value-type="float" office:value="770867247">
                <text:p>7708672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">
                <text:p>6</text:p>
              </table:table-cell>
              <table:table-cell office:value-type="float" office:value="769794759">
                <text:p>7697947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">
                <text:p>7</text:p>
              </table:table-cell>
              <table:table-cell office:value-type="float" office:value="765182272">
                <text:p>7651822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">
                <text:p>8</text:p>
              </table:table-cell>
              <table:table-cell office:value-type="float" office:value="772696025">
                <text:p>7726960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">
                <text:p>9</text:p>
              </table:table-cell>
              <table:table-cell office:value-type="float" office:value="796390132">
                <text:p>7963901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">
                <text:p>10</text:p>
              </table:table-cell>
              <table:table-cell office:value-type="float" office:value="796095309">
                <text:p>7960953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">
                <text:p>11</text:p>
              </table:table-cell>
              <table:table-cell office:value-type="float" office:value="795031783">
                <text:p>7950317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">
                <text:p>12</text:p>
              </table:table-cell>
              <table:table-cell office:value-type="float" office:value="796317753">
                <text:p>7963177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">
                <text:p>13</text:p>
              </table:table-cell>
              <table:table-cell office:value-type="float" office:value="796017592">
                <text:p>7960175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">
                <text:p>14</text:p>
              </table:table-cell>
              <table:table-cell office:value-type="float" office:value="795981751">
                <text:p>7959817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">
                <text:p>15</text:p>
              </table:table-cell>
              <table:table-cell office:value-type="float" office:value="797208797">
                <text:p>7972087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">
                <text:p>16</text:p>
              </table:table-cell>
              <table:table-cell office:value-type="float" office:value="796909158">
                <text:p>7969091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">
                <text:p>17</text:p>
              </table:table-cell>
              <table:table-cell office:value-type="float" office:value="795994816">
                <text:p>7959948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">
                <text:p>18</text:p>
              </table:table-cell>
              <table:table-cell office:value-type="float" office:value="796378559">
                <text:p>7963785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">
                <text:p>19</text:p>
              </table:table-cell>
              <table:table-cell office:value-type="float" office:value="830530371">
                <text:p>8305303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">
                <text:p>20</text:p>
              </table:table-cell>
              <table:table-cell office:value-type="float" office:value="832377258">
                <text:p>8323772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">
                <text:p>21</text:p>
              </table:table-cell>
              <table:table-cell office:value-type="float" office:value="831696351">
                <text:p>8316963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">
                <text:p>22</text:p>
              </table:table-cell>
              <table:table-cell office:value-type="float" office:value="832877809">
                <text:p>8328778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">
                <text:p>23</text:p>
              </table:table-cell>
              <table:table-cell office:value-type="float" office:value="828683630">
                <text:p>8286836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">
                <text:p>24</text:p>
              </table:table-cell>
              <table:table-cell office:value-type="float" office:value="828701844">
                <text:p>8287018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">
                <text:p>25</text:p>
              </table:table-cell>
              <table:table-cell office:value-type="float" office:value="828531314">
                <text:p>8285313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">
                <text:p>26</text:p>
              </table:table-cell>
              <table:table-cell office:value-type="float" office:value="828543029">
                <text:p>8285430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">
                <text:p>27</text:p>
              </table:table-cell>
              <table:table-cell office:value-type="float" office:value="828438415">
                <text:p>8284384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">
                <text:p>28</text:p>
              </table:table-cell>
              <table:table-cell office:value-type="float" office:value="793372094">
                <text:p>7933720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">
                <text:p>29</text:p>
              </table:table-cell>
              <table:table-cell office:value-type="float" office:value="793536927">
                <text:p>7935369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">
                <text:p>30</text:p>
              </table:table-cell>
              <table:table-cell office:value-type="float" office:value="793566853">
                <text:p>7935668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">
                <text:p>31</text:p>
              </table:table-cell>
              <table:table-cell office:value-type="float" office:value="792140069">
                <text:p>7921400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">
                <text:p>32</text:p>
              </table:table-cell>
              <table:table-cell office:value-type="float" office:value="771682022">
                <text:p>7716820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771247315">
                <text:p>7712473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770457219">
                <text:p>7704572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  <table:table-cell office:value-type="float" office:value="771499336">
                <text:p>7714993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">
                <text:p>3</text:p>
              </table:table-cell>
              <table:table-cell office:value-type="float" office:value="769909899">
                <text:p>7699098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">
                <text:p>4</text:p>
              </table:table-cell>
              <table:table-cell office:value-type="float" office:value="770240428">
                <text:p>7702404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">
                <text:p>5</text:p>
              </table:table-cell>
              <table:table-cell office:value-type="float" office:value="771781753">
                <text:p>7717817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">
                <text:p>6</text:p>
              </table:table-cell>
              <table:table-cell office:value-type="float" office:value="769903635">
                <text:p>7699036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">
                <text:p>7</text:p>
              </table:table-cell>
              <table:table-cell office:value-type="float" office:value="765069967">
                <text:p>7650699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">
                <text:p>8</text:p>
              </table:table-cell>
              <table:table-cell office:value-type="float" office:value="771945202">
                <text:p>7719452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">
                <text:p>9</text:p>
              </table:table-cell>
              <table:table-cell office:value-type="float" office:value="795909066">
                <text:p>7959090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">
                <text:p>10</text:p>
              </table:table-cell>
              <table:table-cell office:value-type="float" office:value="795950307">
                <text:p>7959503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  <table:table-cell office:value-type="float" office:value="796052414">
                <text:p>7960524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">
                <text:p>12</text:p>
              </table:table-cell>
              <table:table-cell office:value-type="float" office:value="796859804">
                <text:p>7968598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795752188">
                <text:p>7957521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">
                <text:p>14</text:p>
              </table:table-cell>
              <table:table-cell office:value-type="float" office:value="795716943">
                <text:p>7957169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">
                <text:p>15</text:p>
              </table:table-cell>
              <table:table-cell office:value-type="float" office:value="797281848">
                <text:p>7972818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">
                <text:p>16</text:p>
              </table:table-cell>
              <table:table-cell office:value-type="float" office:value="796924740">
                <text:p>7969247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">
                <text:p>17</text:p>
              </table:table-cell>
              <table:table-cell office:value-type="float" office:value="796011226">
                <text:p>7960112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">
                <text:p>18</text:p>
              </table:table-cell>
              <table:table-cell office:value-type="float" office:value="796621616">
                <text:p>7966216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">
                <text:p>19</text:p>
              </table:table-cell>
              <table:table-cell office:value-type="float" office:value="830649583">
                <text:p>8306495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">
                <text:p>20</text:p>
              </table:table-cell>
              <table:table-cell office:value-type="float" office:value="832011228">
                <text:p>8320112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">
                <text:p>21</text:p>
              </table:table-cell>
              <table:table-cell office:value-type="float" office:value="832032940">
                <text:p>83203294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">
                <text:p>22</text:p>
              </table:table-cell>
              <table:table-cell office:value-type="float" office:value="832315252">
                <text:p>8323152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">
                <text:p>23</text:p>
              </table:table-cell>
              <table:table-cell office:value-type="float" office:value="829333986">
                <text:p>8293339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">
                <text:p>24</text:p>
              </table:table-cell>
              <table:table-cell office:value-type="float" office:value="828651380">
                <text:p>8286513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">
                <text:p>25</text:p>
              </table:table-cell>
              <table:table-cell office:value-type="float" office:value="828466020">
                <text:p>82846602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">
                <text:p>26</text:p>
              </table:table-cell>
              <table:table-cell office:value-type="float" office:value="828623019">
                <text:p>8286230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">
                <text:p>27</text:p>
              </table:table-cell>
              <table:table-cell office:value-type="float" office:value="828464917">
                <text:p>8284649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">
                <text:p>28</text:p>
              </table:table-cell>
              <table:table-cell office:value-type="float" office:value="793474077">
                <text:p>7934740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">
                <text:p>29</text:p>
              </table:table-cell>
              <table:table-cell office:value-type="float" office:value="793795209">
                <text:p>7937952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">
                <text:p>30</text:p>
              </table:table-cell>
              <table:table-cell office:value-type="float" office:value="794145352">
                <text:p>7941453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">
                <text:p>31</text:p>
              </table:table-cell>
              <table:table-cell office:value-type="float" office:value="792396814">
                <text:p>7923968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">
                <text:p>32</text:p>
              </table:table-cell>
              <table:table-cell office:value-type="float" office:value="772384603">
                <text:p>7723846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772057405">
                <text:p>7720574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771094417">
                <text:p>7710944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770222053">
                <text:p>7702220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">
                <text:p>3</text:p>
              </table:table-cell>
              <table:table-cell office:value-type="float" office:value="771401668">
                <text:p>7714016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">
                <text:p>4</text:p>
              </table:table-cell>
              <table:table-cell office:value-type="float" office:value="770569695">
                <text:p>7705696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770717453">
                <text:p>7707174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">
                <text:p>6</text:p>
              </table:table-cell>
              <table:table-cell office:value-type="float" office:value="770216180">
                <text:p>7702161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">
                <text:p>7</text:p>
              </table:table-cell>
              <table:table-cell office:value-type="float" office:value="765807120">
                <text:p>7658071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">
                <text:p>8</text:p>
              </table:table-cell>
              <table:table-cell office:value-type="float" office:value="772328423">
                <text:p>7723284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">
                <text:p>9</text:p>
              </table:table-cell>
              <table:table-cell office:value-type="float" office:value="795960398">
                <text:p>7959603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">
                <text:p>10</text:p>
              </table:table-cell>
              <table:table-cell office:value-type="float" office:value="795910428">
                <text:p>7959104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">
                <text:p>11</text:p>
              </table:table-cell>
              <table:table-cell office:value-type="float" office:value="795864314">
                <text:p>7958643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">
                <text:p>12</text:p>
              </table:table-cell>
              <table:table-cell office:value-type="float" office:value="796102508">
                <text:p>7961025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">
                <text:p>13</text:p>
              </table:table-cell>
              <table:table-cell office:value-type="float" office:value="796039816">
                <text:p>7960398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">
                <text:p>14</text:p>
              </table:table-cell>
              <table:table-cell office:value-type="float" office:value="795917682">
                <text:p>7959176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">
                <text:p>15</text:p>
              </table:table-cell>
              <table:table-cell office:value-type="float" office:value="796906630">
                <text:p>79690663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">
                <text:p>16</text:p>
              </table:table-cell>
              <table:table-cell office:value-type="float" office:value="797606525">
                <text:p>7976065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">
                <text:p>17</text:p>
              </table:table-cell>
              <table:table-cell office:value-type="float" office:value="795660270">
                <text:p>79566027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">
                <text:p>18</text:p>
              </table:table-cell>
              <table:table-cell office:value-type="float" office:value="796953980">
                <text:p>7969539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">
                <text:p>19</text:p>
              </table:table-cell>
              <table:table-cell office:value-type="float" office:value="830318762">
                <text:p>8303187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">
                <text:p>20</text:p>
              </table:table-cell>
              <table:table-cell office:value-type="float" office:value="832324166">
                <text:p>8323241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">
                <text:p>21</text:p>
              </table:table-cell>
              <table:table-cell office:value-type="float" office:value="830818965">
                <text:p>8308189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831283536">
                <text:p>8312835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">
                <text:p>23</text:p>
              </table:table-cell>
              <table:table-cell office:value-type="float" office:value="829261983">
                <text:p>8292619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">
                <text:p>24</text:p>
              </table:table-cell>
              <table:table-cell office:value-type="float" office:value="828043602">
                <text:p>8280436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">
                <text:p>25</text:p>
              </table:table-cell>
              <table:table-cell office:value-type="float" office:value="828269181">
                <text:p>8282691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">
                <text:p>26</text:p>
              </table:table-cell>
              <table:table-cell office:value-type="float" office:value="828599828">
                <text:p>8285998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">
                <text:p>27</text:p>
              </table:table-cell>
              <table:table-cell office:value-type="float" office:value="828117238">
                <text:p>8281172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">
                <text:p>28</text:p>
              </table:table-cell>
              <table:table-cell office:value-type="float" office:value="793201702">
                <text:p>7932017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">
                <text:p>29</text:p>
              </table:table-cell>
              <table:table-cell office:value-type="float" office:value="793457441">
                <text:p>7934574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">
                <text:p>30</text:p>
              </table:table-cell>
              <table:table-cell office:value-type="float" office:value="793902741">
                <text:p>7939027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1">
                <text:p>31</text:p>
              </table:table-cell>
              <table:table-cell office:value-type="float" office:value="791934390">
                <text:p>79193439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">
                <text:p>32</text:p>
              </table:table-cell>
              <table:table-cell office:value-type="float" office:value="772367017">
                <text:p>7723670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772248766">
                <text:p>7722487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771421773">
                <text:p>7714217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  <table:table-cell office:value-type="float" office:value="771001391">
                <text:p>7710013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">
                <text:p>3</text:p>
              </table:table-cell>
              <table:table-cell office:value-type="float" office:value="771005328">
                <text:p>7710053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  <table:table-cell office:value-type="float" office:value="769837442">
                <text:p>7698374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  <table:table-cell office:value-type="float" office:value="771643727">
                <text:p>7716437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">
                <text:p>6</text:p>
              </table:table-cell>
              <table:table-cell office:value-type="float" office:value="769939165">
                <text:p>7699391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">
                <text:p>7</text:p>
              </table:table-cell>
              <table:table-cell office:value-type="float" office:value="766017148">
                <text:p>7660171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">
                <text:p>8</text:p>
              </table:table-cell>
              <table:table-cell office:value-type="float" office:value="772644043">
                <text:p>7726440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">
                <text:p>9</text:p>
              </table:table-cell>
              <table:table-cell office:value-type="float" office:value="796124338">
                <text:p>7961243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">
                <text:p>10</text:p>
              </table:table-cell>
              <table:table-cell office:value-type="float" office:value="795520477">
                <text:p>7955204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">
                <text:p>11</text:p>
              </table:table-cell>
              <table:table-cell office:value-type="float" office:value="795723610">
                <text:p>79572361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">
                <text:p>12</text:p>
              </table:table-cell>
              <table:table-cell office:value-type="float" office:value="796740400">
                <text:p>7967404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">
                <text:p>13</text:p>
              </table:table-cell>
              <table:table-cell office:value-type="float" office:value="796194991">
                <text:p>7961949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">
                <text:p>14</text:p>
              </table:table-cell>
              <table:table-cell office:value-type="float" office:value="795694278">
                <text:p>7956942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">
                <text:p>15</text:p>
              </table:table-cell>
              <table:table-cell office:value-type="float" office:value="797179016">
                <text:p>7971790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">
                <text:p>16</text:p>
              </table:table-cell>
              <table:table-cell office:value-type="float" office:value="796272827">
                <text:p>7962728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">
                <text:p>17</text:p>
              </table:table-cell>
              <table:table-cell office:value-type="float" office:value="795806531">
                <text:p>7958065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">
                <text:p>18</text:p>
              </table:table-cell>
              <table:table-cell office:value-type="float" office:value="796366991">
                <text:p>7963669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">
                <text:p>19</text:p>
              </table:table-cell>
              <table:table-cell office:value-type="float" office:value="830779879">
                <text:p>8307798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">
                <text:p>20</text:p>
              </table:table-cell>
              <table:table-cell office:value-type="float" office:value="831071724">
                <text:p>8310717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">
                <text:p>21</text:p>
              </table:table-cell>
              <table:table-cell office:value-type="float" office:value="831612124">
                <text:p>8316121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">
                <text:p>22</text:p>
              </table:table-cell>
              <table:table-cell office:value-type="float" office:value="830681651">
                <text:p>8306816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">
                <text:p>23</text:p>
              </table:table-cell>
              <table:table-cell office:value-type="float" office:value="828955498">
                <text:p>8289554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">
                <text:p>24</text:p>
              </table:table-cell>
              <table:table-cell office:value-type="float" office:value="828293333">
                <text:p>8282933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">
                <text:p>25</text:p>
              </table:table-cell>
              <table:table-cell office:value-type="float" office:value="828535123">
                <text:p>8285351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">
                <text:p>26</text:p>
              </table:table-cell>
              <table:table-cell office:value-type="float" office:value="828500927">
                <text:p>8285009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">
                <text:p>27</text:p>
              </table:table-cell>
              <table:table-cell office:value-type="float" office:value="828413729">
                <text:p>8284137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">
                <text:p>28</text:p>
              </table:table-cell>
              <table:table-cell office:value-type="float" office:value="794480294">
                <text:p>79448029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">
                <text:p>29</text:p>
              </table:table-cell>
              <table:table-cell office:value-type="float" office:value="794487986">
                <text:p>7944879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">
                <text:p>30</text:p>
              </table:table-cell>
              <table:table-cell office:value-type="float" office:value="793244781">
                <text:p>7932447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">
                <text:p>31</text:p>
              </table:table-cell>
              <table:table-cell office:value-type="float" office:value="792444533">
                <text:p>7924445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">
                <text:p>32</text:p>
              </table:table-cell>
              <table:table-cell office:value-type="float" office:value="772167967">
                <text:p>7721679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771083086">
                <text:p>7710830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  <table:table-cell office:value-type="float" office:value="771597300">
                <text:p>7715973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  <table:table-cell office:value-type="float" office:value="771079543">
                <text:p>7710795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">
                <text:p>3</text:p>
              </table:table-cell>
              <table:table-cell office:value-type="float" office:value="770086656">
                <text:p>7700866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">
                <text:p>4</text:p>
              </table:table-cell>
              <table:table-cell office:value-type="float" office:value="771116337">
                <text:p>7711163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">
                <text:p>5</text:p>
              </table:table-cell>
              <table:table-cell office:value-type="float" office:value="771338588">
                <text:p>7713385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">
                <text:p>6</text:p>
              </table:table-cell>
              <table:table-cell office:value-type="float" office:value="769965744">
                <text:p>7699657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">
                <text:p>7</text:p>
              </table:table-cell>
              <table:table-cell office:value-type="float" office:value="765380278">
                <text:p>7653802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">
                <text:p>8</text:p>
              </table:table-cell>
              <table:table-cell office:value-type="float" office:value="771703250">
                <text:p>77170325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">
                <text:p>9</text:p>
              </table:table-cell>
              <table:table-cell office:value-type="float" office:value="796325724">
                <text:p>7963257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">
                <text:p>10</text:p>
              </table:table-cell>
              <table:table-cell office:value-type="float" office:value="795907008">
                <text:p>7959070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">
                <text:p>11</text:p>
              </table:table-cell>
              <table:table-cell office:value-type="float" office:value="795843781">
                <text:p>7958437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">
                <text:p>12</text:p>
              </table:table-cell>
              <table:table-cell office:value-type="float" office:value="795842908">
                <text:p>7958429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">
                <text:p>13</text:p>
              </table:table-cell>
              <table:table-cell office:value-type="float" office:value="796270501">
                <text:p>7962705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">
                <text:p>14</text:p>
              </table:table-cell>
              <table:table-cell office:value-type="float" office:value="796507701">
                <text:p>7965077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">
                <text:p>15</text:p>
              </table:table-cell>
              <table:table-cell office:value-type="float" office:value="797447563">
                <text:p>7974475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">
                <text:p>16</text:p>
              </table:table-cell>
              <table:table-cell office:value-type="float" office:value="797413770">
                <text:p>7974137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">
                <text:p>17</text:p>
              </table:table-cell>
              <table:table-cell office:value-type="float" office:value="796588765">
                <text:p>7965887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">
                <text:p>18</text:p>
              </table:table-cell>
              <table:table-cell office:value-type="float" office:value="796678486">
                <text:p>7966784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">
                <text:p>19</text:p>
              </table:table-cell>
              <table:table-cell office:value-type="float" office:value="830053465">
                <text:p>8300534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">
                <text:p>20</text:p>
              </table:table-cell>
              <table:table-cell office:value-type="float" office:value="832390157">
                <text:p>8323901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">
                <text:p>21</text:p>
              </table:table-cell>
              <table:table-cell office:value-type="float" office:value="832295204">
                <text:p>8322952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">
                <text:p>22</text:p>
              </table:table-cell>
              <table:table-cell office:value-type="float" office:value="832210076">
                <text:p>8322100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">
                <text:p>23</text:p>
              </table:table-cell>
              <table:table-cell office:value-type="float" office:value="828819813">
                <text:p>8288198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">
                <text:p>24</text:p>
              </table:table-cell>
              <table:table-cell office:value-type="float" office:value="828441429">
                <text:p>8284414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">
                <text:p>25</text:p>
              </table:table-cell>
              <table:table-cell office:value-type="float" office:value="828769913">
                <text:p>8287699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">
                <text:p>26</text:p>
              </table:table-cell>
              <table:table-cell office:value-type="float" office:value="828544210">
                <text:p>82854421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">
                <text:p>27</text:p>
              </table:table-cell>
              <table:table-cell office:value-type="float" office:value="828608990">
                <text:p>82860899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">
                <text:p>28</text:p>
              </table:table-cell>
              <table:table-cell office:value-type="float" office:value="792911280">
                <text:p>79291128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">
                <text:p>29</text:p>
              </table:table-cell>
              <table:table-cell office:value-type="float" office:value="794276441">
                <text:p>7942764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">
                <text:p>30</text:p>
              </table:table-cell>
              <table:table-cell office:value-type="float" office:value="794302406">
                <text:p>7943024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">
                <text:p>31</text:p>
              </table:table-cell>
              <table:table-cell office:value-type="float" office:value="792581790">
                <text:p>79258179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">
                <text:p>32</text:p>
              </table:table-cell>
              <table:table-cell office:value-type="float" office:value="773214725">
                <text:p>7732147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772352540">
                <text:p>77235254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  <table:table-cell office:value-type="float" office:value="771105858">
                <text:p>7711058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770628682">
                <text:p>7706286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771095449">
                <text:p>7710954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">
                <text:p>4</text:p>
              </table:table-cell>
              <table:table-cell office:value-type="float" office:value="772294229">
                <text:p>7722942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">
                <text:p>5</text:p>
              </table:table-cell>
              <table:table-cell office:value-type="float" office:value="770737559">
                <text:p>7707375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">
                <text:p>6</text:p>
              </table:table-cell>
              <table:table-cell office:value-type="float" office:value="770253383">
                <text:p>7702533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">
                <text:p>7</text:p>
              </table:table-cell>
              <table:table-cell office:value-type="float" office:value="764630588">
                <text:p>7646305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">
                <text:p>8</text:p>
              </table:table-cell>
              <table:table-cell office:value-type="float" office:value="771897505">
                <text:p>7718975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">
                <text:p>9</text:p>
              </table:table-cell>
              <table:table-cell office:value-type="float" office:value="796136189">
                <text:p>7961361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">
                <text:p>10</text:p>
              </table:table-cell>
              <table:table-cell office:value-type="float" office:value="795765577">
                <text:p>7957655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">
                <text:p>11</text:p>
              </table:table-cell>
              <table:table-cell office:value-type="float" office:value="795913029">
                <text:p>79591302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">
                <text:p>12</text:p>
              </table:table-cell>
              <table:table-cell office:value-type="float" office:value="796001037">
                <text:p>7960010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">
                <text:p>13</text:p>
              </table:table-cell>
              <table:table-cell office:value-type="float" office:value="796101758">
                <text:p>7961017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">
                <text:p>14</text:p>
              </table:table-cell>
              <table:table-cell office:value-type="float" office:value="796422538">
                <text:p>7964225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">
                <text:p>15</text:p>
              </table:table-cell>
              <table:table-cell office:value-type="float" office:value="797808495">
                <text:p>7978084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">
                <text:p>16</text:p>
              </table:table-cell>
              <table:table-cell office:value-type="float" office:value="798006086">
                <text:p>7980060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">
                <text:p>17</text:p>
              </table:table-cell>
              <table:table-cell office:value-type="float" office:value="797611876">
                <text:p>7976118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">
                <text:p>18</text:p>
              </table:table-cell>
              <table:table-cell office:value-type="float" office:value="799562077">
                <text:p>7995620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">
                <text:p>19</text:p>
              </table:table-cell>
              <table:table-cell office:value-type="float" office:value="830271516">
                <text:p>8302715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">
                <text:p>20</text:p>
              </table:table-cell>
              <table:table-cell office:value-type="float" office:value="834083626">
                <text:p>8340836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">
                <text:p>21</text:p>
              </table:table-cell>
              <table:table-cell office:value-type="float" office:value="831697246">
                <text:p>8316972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">
                <text:p>22</text:p>
              </table:table-cell>
              <table:table-cell office:value-type="float" office:value="832238393">
                <text:p>8322383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">
                <text:p>23</text:p>
              </table:table-cell>
              <table:table-cell office:value-type="float" office:value="829676843">
                <text:p>8296768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">
                <text:p>24</text:p>
              </table:table-cell>
              <table:table-cell office:value-type="float" office:value="837625254">
                <text:p>8376252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">
                <text:p>25</text:p>
              </table:table-cell>
              <table:table-cell office:value-type="float" office:value="829332264">
                <text:p>8293322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6">
                <text:p>26</text:p>
              </table:table-cell>
              <table:table-cell office:value-type="float" office:value="828570768">
                <text:p>8285707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7">
                <text:p>27</text:p>
              </table:table-cell>
              <table:table-cell office:value-type="float" office:value="828362868">
                <text:p>8283628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">
                <text:p>28</text:p>
              </table:table-cell>
              <table:table-cell office:value-type="float" office:value="793437612">
                <text:p>7934376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">
                <text:p>29</text:p>
              </table:table-cell>
              <table:table-cell office:value-type="float" office:value="794736524">
                <text:p>7947365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0">
                <text:p>30</text:p>
              </table:table-cell>
              <table:table-cell office:value-type="float" office:value="794856510">
                <text:p>79485651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1">
                <text:p>31</text:p>
              </table:table-cell>
              <table:table-cell office:value-type="float" office:value="794095852">
                <text:p>7940958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">
                <text:p>32</text:p>
              </table:table-cell>
              <table:table-cell office:value-type="float" office:value="773653721">
                <text:p>7736537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773564631">
                <text:p>7735646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">
                <text:p>1</text:p>
              </table:table-cell>
              <table:table-cell office:value-type="float" office:value="770100092">
                <text:p>7701000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  <table:table-cell office:value-type="float" office:value="770337854">
                <text:p>7703378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">
                <text:p>3</text:p>
              </table:table-cell>
              <table:table-cell office:value-type="float" office:value="771305465">
                <text:p>7713054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">
                <text:p>4</text:p>
              </table:table-cell>
              <table:table-cell office:value-type="float" office:value="771313239">
                <text:p>7713132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">
                <text:p>5</text:p>
              </table:table-cell>
              <table:table-cell office:value-type="float" office:value="770821283">
                <text:p>7708212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">
                <text:p>6</text:p>
              </table:table-cell>
              <table:table-cell office:value-type="float" office:value="769755678">
                <text:p>7697556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">
                <text:p>7</text:p>
              </table:table-cell>
              <table:table-cell office:value-type="float" office:value="766928294">
                <text:p>7669282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">
                <text:p>8</text:p>
              </table:table-cell>
              <table:table-cell office:value-type="float" office:value="771838027">
                <text:p>7718380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">
                <text:p>9</text:p>
              </table:table-cell>
              <table:table-cell office:value-type="float" office:value="796220636">
                <text:p>7962206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">
                <text:p>10</text:p>
              </table:table-cell>
              <table:table-cell office:value-type="float" office:value="796454949">
                <text:p>79645494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">
                <text:p>11</text:p>
              </table:table-cell>
              <table:table-cell office:value-type="float" office:value="796882886">
                <text:p>7968828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">
                <text:p>12</text:p>
              </table:table-cell>
              <table:table-cell office:value-type="float" office:value="796539630">
                <text:p>79653963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">
                <text:p>13</text:p>
              </table:table-cell>
              <table:table-cell office:value-type="float" office:value="795632215">
                <text:p>7956322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">
                <text:p>14</text:p>
              </table:table-cell>
              <table:table-cell office:value-type="float" office:value="795882420">
                <text:p>7958824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">
                <text:p>15</text:p>
              </table:table-cell>
              <table:table-cell office:value-type="float" office:value="796759586">
                <text:p>7967595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">
                <text:p>16</text:p>
              </table:table-cell>
              <table:table-cell office:value-type="float" office:value="796972772">
                <text:p>7969727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">
                <text:p>17</text:p>
              </table:table-cell>
              <table:table-cell office:value-type="float" office:value="795950354">
                <text:p>7959503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">
                <text:p>18</text:p>
              </table:table-cell>
              <table:table-cell office:value-type="float" office:value="796466281">
                <text:p>7964662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">
                <text:p>19</text:p>
              </table:table-cell>
              <table:table-cell office:value-type="float" office:value="830668352">
                <text:p>8306683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">
                <text:p>20</text:p>
              </table:table-cell>
              <table:table-cell office:value-type="float" office:value="831770698">
                <text:p>8317706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">
                <text:p>21</text:p>
              </table:table-cell>
              <table:table-cell office:value-type="float" office:value="830765006">
                <text:p>8307650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">
                <text:p>22</text:p>
              </table:table-cell>
              <table:table-cell office:value-type="float" office:value="831953483">
                <text:p>8319534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">
                <text:p>23</text:p>
              </table:table-cell>
              <table:table-cell office:value-type="float" office:value="828570654">
                <text:p>8285706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">
                <text:p>24</text:p>
              </table:table-cell>
              <table:table-cell office:value-type="float" office:value="828477209">
                <text:p>8284772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">
                <text:p>25</text:p>
              </table:table-cell>
              <table:table-cell office:value-type="float" office:value="828557564">
                <text:p>8285575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">
                <text:p>26</text:p>
              </table:table-cell>
              <table:table-cell office:value-type="float" office:value="828754795">
                <text:p>8287547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7">
                <text:p>27</text:p>
              </table:table-cell>
              <table:table-cell office:value-type="float" office:value="828481507">
                <text:p>8284815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">
                <text:p>28</text:p>
              </table:table-cell>
              <table:table-cell office:value-type="float" office:value="793459908">
                <text:p>7934599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">
                <text:p>29</text:p>
              </table:table-cell>
              <table:table-cell office:value-type="float" office:value="793499449">
                <text:p>79349944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0">
                <text:p>30</text:p>
              </table:table-cell>
              <table:table-cell office:value-type="float" office:value="793394116">
                <text:p>7933941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">
                <text:p>31</text:p>
              </table:table-cell>
              <table:table-cell office:value-type="float" office:value="792764318">
                <text:p>7927643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2">
                <text:p>32</text:p>
              </table:table-cell>
              <table:table-cell office:value-type="float" office:value="772616280">
                <text:p>77261628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771492774">
                <text:p>77149277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">
                <text:p>1</text:p>
              </table:table-cell>
              <table:table-cell office:value-type="float" office:value="770625680">
                <text:p>77062568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  <table:table-cell office:value-type="float" office:value="770439735">
                <text:p>7704397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">
                <text:p>3</text:p>
              </table:table-cell>
              <table:table-cell office:value-type="float" office:value="771512637">
                <text:p>77151263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">
                <text:p>4</text:p>
              </table:table-cell>
              <table:table-cell office:value-type="float" office:value="771295067">
                <text:p>7712950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">
                <text:p>5</text:p>
              </table:table-cell>
              <table:table-cell office:value-type="float" office:value="770909071">
                <text:p>7709090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">
                <text:p>6</text:p>
              </table:table-cell>
              <table:table-cell office:value-type="float" office:value="769981254">
                <text:p>76998125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">
                <text:p>7</text:p>
              </table:table-cell>
              <table:table-cell office:value-type="float" office:value="765886325">
                <text:p>7658863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">
                <text:p>8</text:p>
              </table:table-cell>
              <table:table-cell office:value-type="float" office:value="772002736">
                <text:p>7720027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">
                <text:p>9</text:p>
              </table:table-cell>
              <table:table-cell office:value-type="float" office:value="796234508">
                <text:p>7962345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">
                <text:p>10</text:p>
              </table:table-cell>
              <table:table-cell office:value-type="float" office:value="796144150">
                <text:p>79614415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">
                <text:p>11</text:p>
              </table:table-cell>
              <table:table-cell office:value-type="float" office:value="796122037">
                <text:p>7961220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">
                <text:p>12</text:p>
              </table:table-cell>
              <table:table-cell office:value-type="float" office:value="796402956">
                <text:p>7964029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">
                <text:p>13</text:p>
              </table:table-cell>
              <table:table-cell office:value-type="float" office:value="795616862">
                <text:p>7956168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">
                <text:p>14</text:p>
              </table:table-cell>
              <table:table-cell office:value-type="float" office:value="795895831">
                <text:p>7958958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">
                <text:p>15</text:p>
              </table:table-cell>
              <table:table-cell office:value-type="float" office:value="796853109">
                <text:p>7968531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">
                <text:p>16</text:p>
              </table:table-cell>
              <table:table-cell office:value-type="float" office:value="796972976">
                <text:p>7969729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">
                <text:p>17</text:p>
              </table:table-cell>
              <table:table-cell office:value-type="float" office:value="796340274">
                <text:p>7963402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">
                <text:p>18</text:p>
              </table:table-cell>
              <table:table-cell office:value-type="float" office:value="796656001">
                <text:p>7966560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">
                <text:p>19</text:p>
              </table:table-cell>
              <table:table-cell office:value-type="float" office:value="831349375">
                <text:p>8313493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">
                <text:p>20</text:p>
              </table:table-cell>
              <table:table-cell office:value-type="float" office:value="831586299">
                <text:p>8315862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">
                <text:p>21</text:p>
              </table:table-cell>
              <table:table-cell office:value-type="float" office:value="832656141">
                <text:p>8326561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">
                <text:p>22</text:p>
              </table:table-cell>
              <table:table-cell office:value-type="float" office:value="831150667">
                <text:p>8311506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3">
                <text:p>23</text:p>
              </table:table-cell>
              <table:table-cell office:value-type="float" office:value="829853571">
                <text:p>8298535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4">
                <text:p>24</text:p>
              </table:table-cell>
              <table:table-cell office:value-type="float" office:value="828258156">
                <text:p>8282581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">
                <text:p>25</text:p>
              </table:table-cell>
              <table:table-cell office:value-type="float" office:value="828679850">
                <text:p>82867985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6">
                <text:p>26</text:p>
              </table:table-cell>
              <table:table-cell office:value-type="float" office:value="828625576">
                <text:p>8286255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7">
                <text:p>27</text:p>
              </table:table-cell>
              <table:table-cell office:value-type="float" office:value="828584889">
                <text:p>8285848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">
                <text:p>28</text:p>
              </table:table-cell>
              <table:table-cell office:value-type="float" office:value="793086597">
                <text:p>7930865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">
                <text:p>29</text:p>
              </table:table-cell>
              <table:table-cell office:value-type="float" office:value="793561945">
                <text:p>7935619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">
                <text:p>30</text:p>
              </table:table-cell>
              <table:table-cell office:value-type="float" office:value="793358718">
                <text:p>7933587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1">
                <text:p>31</text:p>
              </table:table-cell>
              <table:table-cell office:value-type="float" office:value="791746262">
                <text:p>7917462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2">
                <text:p>32</text:p>
              </table:table-cell>
              <table:table-cell office:value-type="float" office:value="772050528">
                <text:p>77205052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771892721">
                <text:p>7718927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  <table:table-cell office:value-type="float" office:value="770044466">
                <text:p>7700444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  <table:table-cell office:value-type="float" office:value="771155474">
                <text:p>77115547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">
                <text:p>3</text:p>
              </table:table-cell>
              <table:table-cell office:value-type="float" office:value="769961608">
                <text:p>7699616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770684633">
                <text:p>7706846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">
                <text:p>5</text:p>
              </table:table-cell>
              <table:table-cell office:value-type="float" office:value="770314820">
                <text:p>77031482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">
                <text:p>6</text:p>
              </table:table-cell>
              <table:table-cell office:value-type="float" office:value="769920085">
                <text:p>7699200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">
                <text:p>7</text:p>
              </table:table-cell>
              <table:table-cell office:value-type="float" office:value="765302780">
                <text:p>76530278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">
                <text:p>8</text:p>
              </table:table-cell>
              <table:table-cell office:value-type="float" office:value="772357063">
                <text:p>7723570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">
                <text:p>9</text:p>
              </table:table-cell>
              <table:table-cell office:value-type="float" office:value="795731848">
                <text:p>7957318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">
                <text:p>10</text:p>
              </table:table-cell>
              <table:table-cell office:value-type="float" office:value="795648252">
                <text:p>7956482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">
                <text:p>11</text:p>
              </table:table-cell>
              <table:table-cell office:value-type="float" office:value="795553050">
                <text:p>79555305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">
                <text:p>12</text:p>
              </table:table-cell>
              <table:table-cell office:value-type="float" office:value="795810580">
                <text:p>79581058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">
                <text:p>13</text:p>
              </table:table-cell>
              <table:table-cell office:value-type="float" office:value="795542847">
                <text:p>79554284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">
                <text:p>14</text:p>
              </table:table-cell>
              <table:table-cell office:value-type="float" office:value="795533423">
                <text:p>7955334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">
                <text:p>15</text:p>
              </table:table-cell>
              <table:table-cell office:value-type="float" office:value="798456624">
                <text:p>7984566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">
                <text:p>16</text:p>
              </table:table-cell>
              <table:table-cell office:value-type="float" office:value="796992380">
                <text:p>79699238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">
                <text:p>17</text:p>
              </table:table-cell>
              <table:table-cell office:value-type="float" office:value="797934499">
                <text:p>7979344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">
                <text:p>18</text:p>
              </table:table-cell>
              <table:table-cell office:value-type="float" office:value="799183270">
                <text:p>79918327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">
                <text:p>19</text:p>
              </table:table-cell>
              <table:table-cell office:value-type="float" office:value="831307473">
                <text:p>8313074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">
                <text:p>20</text:p>
              </table:table-cell>
              <table:table-cell office:value-type="float" office:value="831543189">
                <text:p>8315431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1">
                <text:p>21</text:p>
              </table:table-cell>
              <table:table-cell office:value-type="float" office:value="831832092">
                <text:p>8318320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2">
                <text:p>22</text:p>
              </table:table-cell>
              <table:table-cell office:value-type="float" office:value="831346974">
                <text:p>8313469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3">
                <text:p>23</text:p>
              </table:table-cell>
              <table:table-cell office:value-type="float" office:value="829559596">
                <text:p>8295595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">
                <text:p>24</text:p>
              </table:table-cell>
              <table:table-cell office:value-type="float" office:value="828732696">
                <text:p>8287326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5">
                <text:p>25</text:p>
              </table:table-cell>
              <table:table-cell office:value-type="float" office:value="829072484">
                <text:p>8290724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6">
                <text:p>26</text:p>
              </table:table-cell>
              <table:table-cell office:value-type="float" office:value="828434215">
                <text:p>8284342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">
                <text:p>27</text:p>
              </table:table-cell>
              <table:table-cell office:value-type="float" office:value="829021656">
                <text:p>8290216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8">
                <text:p>28</text:p>
              </table:table-cell>
              <table:table-cell office:value-type="float" office:value="796439215">
                <text:p>7964392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">
                <text:p>29</text:p>
              </table:table-cell>
              <table:table-cell office:value-type="float" office:value="795866389">
                <text:p>7958663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0">
                <text:p>30</text:p>
              </table:table-cell>
              <table:table-cell office:value-type="float" office:value="798653770">
                <text:p>79865377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1">
                <text:p>31</text:p>
              </table:table-cell>
              <table:table-cell office:value-type="float" office:value="794374850">
                <text:p>79437485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2">
                <text:p>32</text:p>
              </table:table-cell>
              <table:table-cell office:value-type="float" office:value="772965822">
                <text:p>7729658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773363317">
                <text:p>7733633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  <table:table-cell office:value-type="float" office:value="770566744">
                <text:p>7705667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  <table:table-cell office:value-type="float" office:value="768623522">
                <text:p>76862352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">
                <text:p>3</text:p>
              </table:table-cell>
              <table:table-cell office:value-type="float" office:value="769567214">
                <text:p>7695672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">
                <text:p>4</text:p>
              </table:table-cell>
              <table:table-cell office:value-type="float" office:value="770400347">
                <text:p>77040034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">
                <text:p>5</text:p>
              </table:table-cell>
              <table:table-cell office:value-type="float" office:value="770390107">
                <text:p>7703901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">
                <text:p>6</text:p>
              </table:table-cell>
              <table:table-cell office:value-type="float" office:value="769978362">
                <text:p>76997836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">
                <text:p>7</text:p>
              </table:table-cell>
              <table:table-cell office:value-type="float" office:value="764387272">
                <text:p>7643872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">
                <text:p>8</text:p>
              </table:table-cell>
              <table:table-cell office:value-type="float" office:value="772198558">
                <text:p>7721985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">
                <text:p>9</text:p>
              </table:table-cell>
              <table:table-cell office:value-type="float" office:value="795947067">
                <text:p>7959470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">
                <text:p>10</text:p>
              </table:table-cell>
              <table:table-cell office:value-type="float" office:value="795563047">
                <text:p>7955630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">
                <text:p>11</text:p>
              </table:table-cell>
              <table:table-cell office:value-type="float" office:value="795969065">
                <text:p>79596906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">
                <text:p>12</text:p>
              </table:table-cell>
              <table:table-cell office:value-type="float" office:value="796526092">
                <text:p>7965260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">
                <text:p>13</text:p>
              </table:table-cell>
              <table:table-cell office:value-type="float" office:value="795399538">
                <text:p>79539953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">
                <text:p>14</text:p>
              </table:table-cell>
              <table:table-cell office:value-type="float" office:value="795491156">
                <text:p>7954911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">
                <text:p>15</text:p>
              </table:table-cell>
              <table:table-cell office:value-type="float" office:value="797192399">
                <text:p>79719239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796555301">
                <text:p>7965553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">
                <text:p>17</text:p>
              </table:table-cell>
              <table:table-cell office:value-type="float" office:value="796184662">
                <text:p>79618466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">
                <text:p>18</text:p>
              </table:table-cell>
              <table:table-cell office:value-type="float" office:value="796241426">
                <text:p>79624142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">
                <text:p>19</text:p>
              </table:table-cell>
              <table:table-cell office:value-type="float" office:value="831594077">
                <text:p>8315940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">
                <text:p>20</text:p>
              </table:table-cell>
              <table:table-cell office:value-type="float" office:value="831759943">
                <text:p>8317599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1">
                <text:p>21</text:p>
              </table:table-cell>
              <table:table-cell office:value-type="float" office:value="832304556">
                <text:p>83230455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">
                <text:p>22</text:p>
              </table:table-cell>
              <table:table-cell office:value-type="float" office:value="831766554">
                <text:p>83176655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3">
                <text:p>23</text:p>
              </table:table-cell>
              <table:table-cell office:value-type="float" office:value="828620801">
                <text:p>82862080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4">
                <text:p>24</text:p>
              </table:table-cell>
              <table:table-cell office:value-type="float" office:value="828663841">
                <text:p>8286638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">
                <text:p>25</text:p>
              </table:table-cell>
              <table:table-cell office:value-type="float" office:value="828591451">
                <text:p>8285914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6">
                <text:p>26</text:p>
              </table:table-cell>
              <table:table-cell office:value-type="float" office:value="828361271">
                <text:p>8283612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7">
                <text:p>27</text:p>
              </table:table-cell>
              <table:table-cell office:value-type="float" office:value="828401404">
                <text:p>8284014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8">
                <text:p>28</text:p>
              </table:table-cell>
              <table:table-cell office:value-type="float" office:value="793558587">
                <text:p>7935585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">
                <text:p>29</text:p>
              </table:table-cell>
              <table:table-cell office:value-type="float" office:value="793481490">
                <text:p>79348149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0">
                <text:p>30</text:p>
              </table:table-cell>
              <table:table-cell office:value-type="float" office:value="793853773">
                <text:p>7938537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1">
                <text:p>31</text:p>
              </table:table-cell>
              <table:table-cell office:value-type="float" office:value="793208598">
                <text:p>7932085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2">
                <text:p>32</text:p>
              </table:table-cell>
              <table:table-cell office:value-type="float" office:value="773221757">
                <text:p>77322175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771409641">
                <text:p>7714096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  <table:table-cell office:value-type="float" office:value="769879135">
                <text:p>76987913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  <table:table-cell office:value-type="float" office:value="770982029">
                <text:p>7709820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">
                <text:p>3</text:p>
              </table:table-cell>
              <table:table-cell office:value-type="float" office:value="771792756">
                <text:p>7717927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">
                <text:p>4</text:p>
              </table:table-cell>
              <table:table-cell office:value-type="float" office:value="770669083">
                <text:p>77066908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">
                <text:p>5</text:p>
              </table:table-cell>
              <table:table-cell office:value-type="float" office:value="771206004">
                <text:p>7712060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">
                <text:p>6</text:p>
              </table:table-cell>
              <table:table-cell office:value-type="float" office:value="769767784">
                <text:p>7697677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">
                <text:p>7</text:p>
              </table:table-cell>
              <table:table-cell office:value-type="float" office:value="766324210">
                <text:p>76632421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">
                <text:p>8</text:p>
              </table:table-cell>
              <table:table-cell office:value-type="float" office:value="771184981">
                <text:p>77118498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">
                <text:p>9</text:p>
              </table:table-cell>
              <table:table-cell office:value-type="float" office:value="796036321">
                <text:p>7960363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">
                <text:p>10</text:p>
              </table:table-cell>
              <table:table-cell office:value-type="float" office:value="795493807">
                <text:p>7954938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">
                <text:p>11</text:p>
              </table:table-cell>
              <table:table-cell office:value-type="float" office:value="795771794">
                <text:p>7957717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">
                <text:p>12</text:p>
              </table:table-cell>
              <table:table-cell office:value-type="float" office:value="796173351">
                <text:p>7961733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">
                <text:p>13</text:p>
              </table:table-cell>
              <table:table-cell office:value-type="float" office:value="795292863">
                <text:p>7952928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">
                <text:p>14</text:p>
              </table:table-cell>
              <table:table-cell office:value-type="float" office:value="795683608">
                <text:p>7956836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">
                <text:p>15</text:p>
              </table:table-cell>
              <table:table-cell office:value-type="float" office:value="797325511">
                <text:p>7973255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">
                <text:p>16</text:p>
              </table:table-cell>
              <table:table-cell office:value-type="float" office:value="797196072">
                <text:p>7971960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">
                <text:p>17</text:p>
              </table:table-cell>
              <table:table-cell office:value-type="float" office:value="796138308">
                <text:p>7961383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8">
                <text:p>18</text:p>
              </table:table-cell>
              <table:table-cell office:value-type="float" office:value="796336363">
                <text:p>7963363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">
                <text:p>19</text:p>
              </table:table-cell>
              <table:table-cell office:value-type="float" office:value="831584989">
                <text:p>8315849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">
                <text:p>20</text:p>
              </table:table-cell>
              <table:table-cell office:value-type="float" office:value="831083464">
                <text:p>8310834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1">
                <text:p>21</text:p>
              </table:table-cell>
              <table:table-cell office:value-type="float" office:value="831930513">
                <text:p>8319305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">
                <text:p>22</text:p>
              </table:table-cell>
              <table:table-cell office:value-type="float" office:value="832055072">
                <text:p>8320550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3">
                <text:p>23</text:p>
              </table:table-cell>
              <table:table-cell office:value-type="float" office:value="828673092">
                <text:p>82867309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">
                <text:p>24</text:p>
              </table:table-cell>
              <table:table-cell office:value-type="float" office:value="828170856">
                <text:p>8281708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">
                <text:p>25</text:p>
              </table:table-cell>
              <table:table-cell office:value-type="float" office:value="828401682">
                <text:p>82840168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">
                <text:p>26</text:p>
              </table:table-cell>
              <table:table-cell office:value-type="float" office:value="828317347">
                <text:p>82831734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">
                <text:p>27</text:p>
              </table:table-cell>
              <table:table-cell office:value-type="float" office:value="828781543">
                <text:p>82878154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8">
                <text:p>28</text:p>
              </table:table-cell>
              <table:table-cell office:value-type="float" office:value="793670480">
                <text:p>79367048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9">
                <text:p>29</text:p>
              </table:table-cell>
              <table:table-cell office:value-type="float" office:value="793674382">
                <text:p>79367438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0">
                <text:p>30</text:p>
              </table:table-cell>
              <table:table-cell office:value-type="float" office:value="793694548">
                <text:p>7936945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1">
                <text:p>31</text:p>
              </table:table-cell>
              <table:table-cell office:value-type="float" office:value="792283684">
                <text:p>7922836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2">
                <text:p>32</text:p>
              </table:table-cell>
              <table:table-cell office:value-type="float" office:value="772838607">
                <text:p>77283860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771536356">
                <text:p>77153635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">
                <text:p>1</text:p>
              </table:table-cell>
              <table:table-cell office:value-type="float" office:value="770589411">
                <text:p>7705894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  <table:table-cell office:value-type="float" office:value="771394278">
                <text:p>7713942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">
                <text:p>3</text:p>
              </table:table-cell>
              <table:table-cell office:value-type="float" office:value="771356251">
                <text:p>7713562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">
                <text:p>4</text:p>
              </table:table-cell>
              <table:table-cell office:value-type="float" office:value="770314576">
                <text:p>7703145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770826589">
                <text:p>77082658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">
                <text:p>6</text:p>
              </table:table-cell>
              <table:table-cell office:value-type="float" office:value="769737517">
                <text:p>76973751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">
                <text:p>7</text:p>
              </table:table-cell>
              <table:table-cell office:value-type="float" office:value="765794935">
                <text:p>76579493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">
                <text:p>8</text:p>
              </table:table-cell>
              <table:table-cell office:value-type="float" office:value="771173637">
                <text:p>77117363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">
                <text:p>9</text:p>
              </table:table-cell>
              <table:table-cell office:value-type="float" office:value="796114079">
                <text:p>79611407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">
                <text:p>10</text:p>
              </table:table-cell>
              <table:table-cell office:value-type="float" office:value="795730068">
                <text:p>79573006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">
                <text:p>11</text:p>
              </table:table-cell>
              <table:table-cell office:value-type="float" office:value="795705311">
                <text:p>7957053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">
                <text:p>12</text:p>
              </table:table-cell>
              <table:table-cell office:value-type="float" office:value="796423529">
                <text:p>79642352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3">
                <text:p>13</text:p>
              </table:table-cell>
              <table:table-cell office:value-type="float" office:value="795834632">
                <text:p>7958346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">
                <text:p>14</text:p>
              </table:table-cell>
              <table:table-cell office:value-type="float" office:value="795526684">
                <text:p>79552668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">
                <text:p>15</text:p>
              </table:table-cell>
              <table:table-cell office:value-type="float" office:value="796718917">
                <text:p>79671891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">
                <text:p>16</text:p>
              </table:table-cell>
              <table:table-cell office:value-type="float" office:value="798073994">
                <text:p>7980739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">
                <text:p>17</text:p>
              </table:table-cell>
              <table:table-cell office:value-type="float" office:value="797229830">
                <text:p>79722983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8">
                <text:p>18</text:p>
              </table:table-cell>
              <table:table-cell office:value-type="float" office:value="796112867">
                <text:p>79611286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9">
                <text:p>19</text:p>
              </table:table-cell>
              <table:table-cell office:value-type="float" office:value="830267220">
                <text:p>83026722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">
                <text:p>20</text:p>
              </table:table-cell>
              <table:table-cell office:value-type="float" office:value="831764919">
                <text:p>8317649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1">
                <text:p>21</text:p>
              </table:table-cell>
              <table:table-cell office:value-type="float" office:value="831910586">
                <text:p>83191058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2">
                <text:p>22</text:p>
              </table:table-cell>
              <table:table-cell office:value-type="float" office:value="832407338">
                <text:p>83240733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3">
                <text:p>23</text:p>
              </table:table-cell>
              <table:table-cell office:value-type="float" office:value="828477636">
                <text:p>8284776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4">
                <text:p>24</text:p>
              </table:table-cell>
              <table:table-cell office:value-type="float" office:value="829335083">
                <text:p>82933508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">
                <text:p>25</text:p>
              </table:table-cell>
              <table:table-cell office:value-type="float" office:value="828460220">
                <text:p>8284602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">
                <text:p>26</text:p>
              </table:table-cell>
              <table:table-cell office:value-type="float" office:value="828740256">
                <text:p>8287402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7">
                <text:p>27</text:p>
              </table:table-cell>
              <table:table-cell office:value-type="float" office:value="828599391">
                <text:p>82859939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8">
                <text:p>28</text:p>
              </table:table-cell>
              <table:table-cell office:value-type="float" office:value="793239435">
                <text:p>7932394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9">
                <text:p>29</text:p>
              </table:table-cell>
              <table:table-cell office:value-type="float" office:value="793389953">
                <text:p>79338995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">
                <text:p>30</text:p>
              </table:table-cell>
              <table:table-cell office:value-type="float" office:value="794909277">
                <text:p>79490927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1">
                <text:p>31</text:p>
              </table:table-cell>
              <table:table-cell office:value-type="float" office:value="792486388">
                <text:p>79248638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2">
                <text:p>32</text:p>
              </table:table-cell>
              <table:table-cell office:value-type="float" office:value="772810653">
                <text:p>77281065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772350249">
                <text:p>77235024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">
                <text:p>1</text:p>
              </table:table-cell>
              <table:table-cell office:value-type="float" office:value="771601830">
                <text:p>77160183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  <table:table-cell office:value-type="float" office:value="770878862">
                <text:p>77087886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">
                <text:p>3</text:p>
              </table:table-cell>
              <table:table-cell office:value-type="float" office:value="770493535">
                <text:p>77049353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">
                <text:p>4</text:p>
              </table:table-cell>
              <table:table-cell office:value-type="float" office:value="770324848">
                <text:p>77032484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">
                <text:p>5</text:p>
              </table:table-cell>
              <table:table-cell office:value-type="float" office:value="771221459">
                <text:p>7712214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">
                <text:p>6</text:p>
              </table:table-cell>
              <table:table-cell office:value-type="float" office:value="770196509">
                <text:p>77019650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">
                <text:p>7</text:p>
              </table:table-cell>
              <table:table-cell office:value-type="float" office:value="767226155">
                <text:p>7672261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">
                <text:p>8</text:p>
              </table:table-cell>
              <table:table-cell office:value-type="float" office:value="772511583">
                <text:p>7725115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">
                <text:p>9</text:p>
              </table:table-cell>
              <table:table-cell office:value-type="float" office:value="796133782">
                <text:p>79613378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">
                <text:p>10</text:p>
              </table:table-cell>
              <table:table-cell office:value-type="float" office:value="795296717">
                <text:p>7952967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">
                <text:p>11</text:p>
              </table:table-cell>
              <table:table-cell office:value-type="float" office:value="796237603">
                <text:p>79623760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">
                <text:p>12</text:p>
              </table:table-cell>
              <table:table-cell office:value-type="float" office:value="796030383">
                <text:p>79603038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">
                <text:p>13</text:p>
              </table:table-cell>
              <table:table-cell office:value-type="float" office:value="796328595">
                <text:p>79632859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">
                <text:p>14</text:p>
              </table:table-cell>
              <table:table-cell office:value-type="float" office:value="795181338">
                <text:p>79518133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">
                <text:p>15</text:p>
              </table:table-cell>
              <table:table-cell office:value-type="float" office:value="796805404">
                <text:p>79680540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">
                <text:p>16</text:p>
              </table:table-cell>
              <table:table-cell office:value-type="float" office:value="797275445">
                <text:p>7972754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">
                <text:p>17</text:p>
              </table:table-cell>
              <table:table-cell office:value-type="float" office:value="796397097">
                <text:p>79639709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">
                <text:p>18</text:p>
              </table:table-cell>
              <table:table-cell office:value-type="float" office:value="796340356">
                <text:p>79634035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">
                <text:p>19</text:p>
              </table:table-cell>
              <table:table-cell office:value-type="float" office:value="830752983">
                <text:p>83075298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">
                <text:p>20</text:p>
              </table:table-cell>
              <table:table-cell office:value-type="float" office:value="831933708">
                <text:p>83193370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1">
                <text:p>21</text:p>
              </table:table-cell>
              <table:table-cell office:value-type="float" office:value="831974873">
                <text:p>83197487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2">
                <text:p>22</text:p>
              </table:table-cell>
              <table:table-cell office:value-type="float" office:value="831186115">
                <text:p>8311861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3">
                <text:p>23</text:p>
              </table:table-cell>
              <table:table-cell office:value-type="float" office:value="828631154">
                <text:p>82863115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4">
                <text:p>24</text:p>
              </table:table-cell>
              <table:table-cell office:value-type="float" office:value="828525290">
                <text:p>82852529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5">
                <text:p>25</text:p>
              </table:table-cell>
              <table:table-cell office:value-type="float" office:value="828775661">
                <text:p>82877566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6">
                <text:p>26</text:p>
              </table:table-cell>
              <table:table-cell office:value-type="float" office:value="828496390">
                <text:p>82849639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">
                <text:p>27</text:p>
              </table:table-cell>
              <table:table-cell office:value-type="float" office:value="828718380">
                <text:p>82871838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8">
                <text:p>28</text:p>
              </table:table-cell>
              <table:table-cell office:value-type="float" office:value="793102927">
                <text:p>79310292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9">
                <text:p>29</text:p>
              </table:table-cell>
              <table:table-cell office:value-type="float" office:value="793446550">
                <text:p>79344655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0">
                <text:p>30</text:p>
              </table:table-cell>
              <table:table-cell office:value-type="float" office:value="795278315">
                <text:p>7952783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1">
                <text:p>31</text:p>
              </table:table-cell>
              <table:table-cell office:value-type="float" office:value="794003787">
                <text:p>79400378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2">
                <text:p>32</text:p>
              </table:table-cell>
              <table:table-cell office:value-type="float" office:value="773002679">
                <text:p>77300267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772688582">
                <text:p>7726885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">
                <text:p>1</text:p>
              </table:table-cell>
              <table:table-cell office:value-type="float" office:value="769011620">
                <text:p>76901162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  <table:table-cell office:value-type="float" office:value="769465732">
                <text:p>76946573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">
                <text:p>3</text:p>
              </table:table-cell>
              <table:table-cell office:value-type="float" office:value="770357764">
                <text:p>7703577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">
                <text:p>4</text:p>
              </table:table-cell>
              <table:table-cell office:value-type="float" office:value="769841937">
                <text:p>76984193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">
                <text:p>5</text:p>
              </table:table-cell>
              <table:table-cell office:value-type="float" office:value="769461778">
                <text:p>76946177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">
                <text:p>6</text:p>
              </table:table-cell>
              <table:table-cell office:value-type="float" office:value="769535890">
                <text:p>76953589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">
                <text:p>7</text:p>
              </table:table-cell>
              <table:table-cell office:value-type="float" office:value="764718625">
                <text:p>7647186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">
                <text:p>8</text:p>
              </table:table-cell>
              <table:table-cell office:value-type="float" office:value="771744467">
                <text:p>77174446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">
                <text:p>9</text:p>
              </table:table-cell>
              <table:table-cell office:value-type="float" office:value="795423210">
                <text:p>79542321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">
                <text:p>10</text:p>
              </table:table-cell>
              <table:table-cell office:value-type="float" office:value="795325316">
                <text:p>7953253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">
                <text:p>11</text:p>
              </table:table-cell>
              <table:table-cell office:value-type="float" office:value="797364206">
                <text:p>79736420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">
                <text:p>12</text:p>
              </table:table-cell>
              <table:table-cell office:value-type="float" office:value="796005364">
                <text:p>7960053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">
                <text:p>13</text:p>
              </table:table-cell>
              <table:table-cell office:value-type="float" office:value="796266829">
                <text:p>79626682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">
                <text:p>14</text:p>
              </table:table-cell>
              <table:table-cell office:value-type="float" office:value="795517018">
                <text:p>7955170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">
                <text:p>15</text:p>
              </table:table-cell>
              <table:table-cell office:value-type="float" office:value="796643066">
                <text:p>79664306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">
                <text:p>16</text:p>
              </table:table-cell>
              <table:table-cell office:value-type="float" office:value="796495677">
                <text:p>7964956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">
                <text:p>17</text:p>
              </table:table-cell>
              <table:table-cell office:value-type="float" office:value="795280652">
                <text:p>79528065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8">
                <text:p>18</text:p>
              </table:table-cell>
              <table:table-cell office:value-type="float" office:value="795843463">
                <text:p>7958434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">
                <text:p>19</text:p>
              </table:table-cell>
              <table:table-cell office:value-type="float" office:value="830559750">
                <text:p>83055975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">
                <text:p>20</text:p>
              </table:table-cell>
              <table:table-cell office:value-type="float" office:value="831909885">
                <text:p>83190988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1">
                <text:p>21</text:p>
              </table:table-cell>
              <table:table-cell office:value-type="float" office:value="830725939">
                <text:p>83072593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2">
                <text:p>22</text:p>
              </table:table-cell>
              <table:table-cell office:value-type="float" office:value="832591445">
                <text:p>83259144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3">
                <text:p>23</text:p>
              </table:table-cell>
              <table:table-cell office:value-type="float" office:value="828957340">
                <text:p>82895734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4">
                <text:p>24</text:p>
              </table:table-cell>
              <table:table-cell office:value-type="float" office:value="828853041">
                <text:p>82885304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5">
                <text:p>25</text:p>
              </table:table-cell>
              <table:table-cell office:value-type="float" office:value="828796982">
                <text:p>82879698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6">
                <text:p>26</text:p>
              </table:table-cell>
              <table:table-cell office:value-type="float" office:value="828795113">
                <text:p>8287951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7">
                <text:p>27</text:p>
              </table:table-cell>
              <table:table-cell office:value-type="float" office:value="828730108">
                <text:p>8287301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8">
                <text:p>28</text:p>
              </table:table-cell>
              <table:table-cell office:value-type="float" office:value="793615881">
                <text:p>79361588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">
                <text:p>29</text:p>
              </table:table-cell>
              <table:table-cell office:value-type="float" office:value="793674312">
                <text:p>79367431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0">
                <text:p>30</text:p>
              </table:table-cell>
              <table:table-cell office:value-type="float" office:value="794255887">
                <text:p>79425588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1">
                <text:p>31</text:p>
              </table:table-cell>
              <table:table-cell office:value-type="float" office:value="792052965">
                <text:p>79205296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2">
                <text:p>32</text:p>
              </table:table-cell>
              <table:table-cell office:value-type="float" office:value="771835671">
                <text:p>77183567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772313478">
                <text:p>77231347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">
                <text:p>1</text:p>
              </table:table-cell>
              <table:table-cell office:value-type="float" office:value="770703176">
                <text:p>7707031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  <table:table-cell office:value-type="float" office:value="770231086">
                <text:p>77023108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">
                <text:p>3</text:p>
              </table:table-cell>
              <table:table-cell office:value-type="float" office:value="770221161">
                <text:p>77022116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">
                <text:p>4</text:p>
              </table:table-cell>
              <table:table-cell office:value-type="float" office:value="771333399">
                <text:p>77133339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">
                <text:p>5</text:p>
              </table:table-cell>
              <table:table-cell office:value-type="float" office:value="771627966">
                <text:p>77162796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769821142">
                <text:p>76982114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">
                <text:p>7</text:p>
              </table:table-cell>
              <table:table-cell office:value-type="float" office:value="766127686">
                <text:p>76612768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">
                <text:p>8</text:p>
              </table:table-cell>
              <table:table-cell office:value-type="float" office:value="771728171">
                <text:p>7717281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">
                <text:p>9</text:p>
              </table:table-cell>
              <table:table-cell office:value-type="float" office:value="796098444">
                <text:p>79609844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">
                <text:p>10</text:p>
              </table:table-cell>
              <table:table-cell office:value-type="float" office:value="795582535">
                <text:p>79558253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">
                <text:p>11</text:p>
              </table:table-cell>
              <table:table-cell office:value-type="float" office:value="795595853">
                <text:p>79559585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">
                <text:p>12</text:p>
              </table:table-cell>
              <table:table-cell office:value-type="float" office:value="795633588">
                <text:p>79563358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">
                <text:p>13</text:p>
              </table:table-cell>
              <table:table-cell office:value-type="float" office:value="795390634">
                <text:p>79539063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">
                <text:p>14</text:p>
              </table:table-cell>
              <table:table-cell office:value-type="float" office:value="795049327">
                <text:p>79504932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">
                <text:p>15</text:p>
              </table:table-cell>
              <table:table-cell office:value-type="float" office:value="796858355">
                <text:p>79685835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">
                <text:p>16</text:p>
              </table:table-cell>
              <table:table-cell office:value-type="float" office:value="796961339">
                <text:p>79696133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">
                <text:p>17</text:p>
              </table:table-cell>
              <table:table-cell office:value-type="float" office:value="796169445">
                <text:p>79616944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8">
                <text:p>18</text:p>
              </table:table-cell>
              <table:table-cell office:value-type="float" office:value="795890708">
                <text:p>79589070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">
                <text:p>19</text:p>
              </table:table-cell>
              <table:table-cell office:value-type="float" office:value="830904650">
                <text:p>83090465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">
                <text:p>20</text:p>
              </table:table-cell>
              <table:table-cell office:value-type="float" office:value="832768705">
                <text:p>8327687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1">
                <text:p>21</text:p>
              </table:table-cell>
              <table:table-cell office:value-type="float" office:value="831886350">
                <text:p>83188635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2">
                <text:p>22</text:p>
              </table:table-cell>
              <table:table-cell office:value-type="float" office:value="832005318">
                <text:p>8320053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3">
                <text:p>23</text:p>
              </table:table-cell>
              <table:table-cell office:value-type="float" office:value="828673951">
                <text:p>82867395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4">
                <text:p>24</text:p>
              </table:table-cell>
              <table:table-cell office:value-type="float" office:value="828977540">
                <text:p>82897754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5">
                <text:p>25</text:p>
              </table:table-cell>
              <table:table-cell office:value-type="float" office:value="828474925">
                <text:p>8284749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6">
                <text:p>26</text:p>
              </table:table-cell>
              <table:table-cell office:value-type="float" office:value="828156849">
                <text:p>82815684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7">
                <text:p>27</text:p>
              </table:table-cell>
              <table:table-cell office:value-type="float" office:value="828494395">
                <text:p>82849439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8">
                <text:p>28</text:p>
              </table:table-cell>
              <table:table-cell office:value-type="float" office:value="793404262">
                <text:p>79340426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9">
                <text:p>29</text:p>
              </table:table-cell>
              <table:table-cell office:value-type="float" office:value="793962414">
                <text:p>79396241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0">
                <text:p>30</text:p>
              </table:table-cell>
              <table:table-cell office:value-type="float" office:value="792928311">
                <text:p>7929283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">
                <text:p>31</text:p>
              </table:table-cell>
              <table:table-cell office:value-type="float" office:value="792514166">
                <text:p>79251416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2">
                <text:p>32</text:p>
              </table:table-cell>
              <table:table-cell office:value-type="float" office:value="772104439">
                <text:p>77210443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  <table:table-cell office:value-type="float" office:value="771645033">
                <text:p>7716450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">
                <text:p>1</text:p>
              </table:table-cell>
              <table:table-cell office:value-type="float" office:value="771740017">
                <text:p>77174001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">
                <text:p>2</text:p>
              </table:table-cell>
              <table:table-cell office:value-type="float" office:value="771333124">
                <text:p>77133312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">
                <text:p>3</text:p>
              </table:table-cell>
              <table:table-cell office:value-type="float" office:value="771045724">
                <text:p>77104572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">
                <text:p>4</text:p>
              </table:table-cell>
              <table:table-cell office:value-type="float" office:value="770429384">
                <text:p>77042938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">
                <text:p>5</text:p>
              </table:table-cell>
              <table:table-cell office:value-type="float" office:value="771502999">
                <text:p>77150299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">
                <text:p>6</text:p>
              </table:table-cell>
              <table:table-cell office:value-type="float" office:value="769650746">
                <text:p>76965074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">
                <text:p>7</text:p>
              </table:table-cell>
              <table:table-cell office:value-type="float" office:value="765287897">
                <text:p>76528789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">
                <text:p>8</text:p>
              </table:table-cell>
              <table:table-cell office:value-type="float" office:value="772570978">
                <text:p>77257097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">
                <text:p>9</text:p>
              </table:table-cell>
              <table:table-cell office:value-type="float" office:value="795856758">
                <text:p>79585675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">
                <text:p>10</text:p>
              </table:table-cell>
              <table:table-cell office:value-type="float" office:value="795784982">
                <text:p>79578498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">
                <text:p>11</text:p>
              </table:table-cell>
              <table:table-cell office:value-type="float" office:value="796026144">
                <text:p>7960261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">
                <text:p>12</text:p>
              </table:table-cell>
              <table:table-cell office:value-type="float" office:value="795625394">
                <text:p>79562539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">
                <text:p>13</text:p>
              </table:table-cell>
              <table:table-cell office:value-type="float" office:value="795947841">
                <text:p>7959478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">
                <text:p>14</text:p>
              </table:table-cell>
              <table:table-cell office:value-type="float" office:value="795661088">
                <text:p>79566108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">
                <text:p>15</text:p>
              </table:table-cell>
              <table:table-cell office:value-type="float" office:value="797162228">
                <text:p>7971622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">
                <text:p>16</text:p>
              </table:table-cell>
              <table:table-cell office:value-type="float" office:value="797075394">
                <text:p>79707539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">
                <text:p>17</text:p>
              </table:table-cell>
              <table:table-cell office:value-type="float" office:value="796561517">
                <text:p>7965615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">
                <text:p>18</text:p>
              </table:table-cell>
              <table:table-cell office:value-type="float" office:value="796483746">
                <text:p>79648374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">
                <text:p>19</text:p>
              </table:table-cell>
              <table:table-cell office:value-type="float" office:value="830904974">
                <text:p>83090497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">
                <text:p>20</text:p>
              </table:table-cell>
              <table:table-cell office:value-type="float" office:value="832918509">
                <text:p>83291850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">
                <text:p>21</text:p>
              </table:table-cell>
              <table:table-cell office:value-type="float" office:value="832732998">
                <text:p>83273299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2">
                <text:p>22</text:p>
              </table:table-cell>
              <table:table-cell office:value-type="float" office:value="832147539">
                <text:p>83214753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3">
                <text:p>23</text:p>
              </table:table-cell>
              <table:table-cell office:value-type="float" office:value="829137104">
                <text:p>82913710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4">
                <text:p>24</text:p>
              </table:table-cell>
              <table:table-cell office:value-type="float" office:value="828137101">
                <text:p>82813710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5">
                <text:p>25</text:p>
              </table:table-cell>
              <table:table-cell office:value-type="float" office:value="828515478">
                <text:p>82851547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6">
                <text:p>26</text:p>
              </table:table-cell>
              <table:table-cell office:value-type="float" office:value="828534509">
                <text:p>82853450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7">
                <text:p>27</text:p>
              </table:table-cell>
              <table:table-cell office:value-type="float" office:value="828415153">
                <text:p>82841515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8">
                <text:p>28</text:p>
              </table:table-cell>
              <table:table-cell office:value-type="float" office:value="793742643">
                <text:p>79374264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9">
                <text:p>29</text:p>
              </table:table-cell>
              <table:table-cell office:value-type="float" office:value="792998394">
                <text:p>79299839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0">
                <text:p>30</text:p>
              </table:table-cell>
              <table:table-cell office:value-type="float" office:value="793231880">
                <text:p>79323188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1">
                <text:p>31</text:p>
              </table:table-cell>
              <table:table-cell office:value-type="float" office:value="792399442">
                <text:p>79239944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">
                <text:p>32</text:p>
              </table:table-cell>
              <table:table-cell office:value-type="float" office:value="772463125">
                <text:p>772463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